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crosoft Sans Serif" svg:font-family="'Microsoft Sans Serif'"/>
    <style:font-face style:name="Microsoft Sans Serif1" svg:font-family="'Microsoft Sans Serif'"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Hlavička_20_alebo_20_päta"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style>
    <style:style style:name="P4" style:family="paragraph" style:parent-style-name="Iné"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style>
    <style:style style:name="P5"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style>
    <style:style style:name="P6"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ab-stops>
          <style:tab-stop style:position="0.506cm"/>
        </style:tab-stops>
      </style:paragraph-properties>
    </style:style>
    <style:style style:name="P7"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ext-properties officeooo:paragraph-rsid="001b2e3c"/>
    </style:style>
    <style:style style:name="P8"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style>
    <style:style style:name="P9"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ext-properties officeooo:paragraph-rsid="001b2e3c"/>
    </style:style>
    <style:style style:name="P10" style:family="paragraph" style:parent-style-name="Iné"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style>
    <style:style style:name="P11"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style>
    <style:style style:name="P12"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1.189cm"/>
        </style:tab-stops>
      </style:paragraph-properties>
    </style:style>
    <style:style style:name="P13"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975cm"/>
        </style:tab-stops>
      </style:paragraph-properties>
    </style:style>
    <style:style style:name="P14"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988cm"/>
        </style:tab-stops>
      </style:paragraph-properties>
    </style:style>
    <style:style style:name="P15"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981cm"/>
        </style:tab-stops>
      </style:paragraph-properties>
    </style:style>
    <style:style style:name="P16"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982cm"/>
        </style:tab-stops>
      </style:paragraph-properties>
    </style:style>
    <style:style style:name="P17"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968cm"/>
        </style:tab-stops>
      </style:paragraph-properties>
    </style:style>
    <style:style style:name="P18"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882cm"/>
        </style:tab-stops>
      </style:paragraph-properties>
    </style:style>
    <style:style style:name="P19"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877cm"/>
        </style:tab-stops>
      </style:paragraph-properties>
    </style:style>
    <style:style style:name="P20"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863cm"/>
        </style:tab-stops>
      </style:paragraph-properties>
    </style:style>
    <style:style style:name="P21"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958cm"/>
        </style:tab-stops>
      </style:paragraph-properties>
    </style:style>
    <style:style style:name="P22"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87cm"/>
        </style:tab-stops>
      </style:paragraph-properties>
    </style:style>
    <style:style style:name="P23"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1.233cm"/>
        </style:tab-stops>
      </style:paragraph-properties>
    </style:style>
    <style:style style:name="P24"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884cm"/>
        </style:tab-stops>
      </style:paragraph-properties>
    </style:style>
    <style:style style:name="P25"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901cm"/>
        </style:tab-stops>
      </style:paragraph-properties>
    </style:style>
    <style:style style:name="P26"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857cm"/>
        </style:tab-stops>
      </style:paragraph-properties>
    </style:style>
    <style:style style:name="P27"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1.288cm"/>
        </style:tab-stops>
      </style:paragraph-properties>
    </style:style>
    <style:style style:name="P28"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917cm"/>
        </style:tab-stops>
      </style:paragraph-properties>
    </style:style>
    <style:style style:name="P29"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1.201cm"/>
        </style:tab-stops>
      </style:paragraph-properties>
    </style:style>
    <style:style style:name="P30"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93cm"/>
        </style:tab-stops>
      </style:paragraph-properties>
    </style:style>
    <style:style style:name="P31"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965cm"/>
        </style:tab-stops>
      </style:paragraph-properties>
    </style:style>
    <style:style style:name="P32"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972cm"/>
        </style:tab-stops>
      </style:paragraph-properties>
    </style:style>
    <style:style style:name="P33"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977cm"/>
        </style:tab-stops>
      </style:paragraph-properties>
    </style:style>
    <style:style style:name="P34" style:family="paragraph" style:parent-style-name="Základný_20_text">
      <loext:graphic-properties draw:fill-gradient-name="gradient" draw:fill-hatch-name="hatch"/>
      <style:paragraph-properties fo:margin-left="0cm" fo:margin-right="0cm" fo:line-height="150%" fo:text-align="start" style:justify-single-word="false" fo:text-indent="0.635cm" style:auto-text-indent="false"/>
    </style:style>
    <style:style style:name="P35" style:family="paragraph" style:parent-style-name="Základný_20_text" style:master-page-name="">
      <loext:graphic-properties draw:fill-gradient-name="gradient" draw:fill-hatch-name="hatch"/>
      <style:paragraph-properties fo:margin-left="0.635cm" fo:margin-right="0cm" fo:line-height="150%" fo:text-align="start" style:justify-single-word="false" fo:text-indent="-0.635cm" style:auto-text-indent="false" style:page-number="auto"/>
    </style:style>
    <style:style style:name="P36" style:family="paragraph" style:parent-style-name="Hlavička_20_alebo_20_päta">
      <loext:graphic-properties draw:fill-gradient-name="gradient" draw:fill-hatch-name="hatch"/>
      <style:paragraph-properties fo:margin-left="0cm" fo:margin-right="0cm" fo:line-height="150%" fo:text-align="start" style:justify-single-word="false" fo:text-indent="0cm" style:auto-text-indent="false"/>
    </style:style>
    <style:style style:name="P37" style:family="paragraph" style:parent-style-name="Hlavička_20_alebo_20_päta"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style>
    <style:style style:name="P38" style:family="paragraph" style:parent-style-name="Základný_20_text" style:master-page-name="PageStyle0">
      <loext:graphic-properties draw:fill-gradient-name="gradient" draw:fill-hatch-name="hatch"/>
      <style:paragraph-properties fo:margin-left="0cm" fo:margin-right="0cm" fo:line-height="150%" fo:text-align="start" style:justify-single-word="false" fo:text-indent="0cm" style:auto-text-indent="false" style:page-number="auto"/>
      <style:text-properties officeooo:paragraph-rsid="001b2e3c"/>
    </style:style>
    <style:style style:name="P39"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style>
    <style:style style:name="P40"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ext-properties officeooo:paragraph-rsid="001edc04"/>
    </style:style>
    <style:style style:name="P41"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ext-properties officeooo:paragraph-rsid="001f2d73"/>
    </style:style>
    <style:style style:name="P42"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ab-stops>
          <style:tab-stop style:position="0.607cm"/>
        </style:tab-stops>
      </style:paragraph-properties>
    </style:style>
    <style:style style:name="P43"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style>
    <style:style style:name="P44"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ext-properties officeooo:paragraph-rsid="001edc04"/>
    </style:style>
    <style:style style:name="P45"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ext-properties officeooo:paragraph-rsid="001f2d73"/>
    </style:style>
    <style:style style:name="P46"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ab-stops>
          <style:tab-stop style:position="0.607cm"/>
        </style:tab-stops>
      </style:paragraph-properties>
    </style:style>
    <style:style style:name="P47" style:family="paragraph" style:parent-style-name="Základný_20_text">
      <loext:graphic-properties draw:fill-gradient-name="gradient" draw:fill-hatch-name="hatch"/>
      <style:paragraph-properties fo:margin-left="0cm" fo:margin-right="0cm" fo:line-height="150%" fo:text-align="start" style:justify-single-word="false" fo:text-indent="0.635cm" style:auto-text-indent="false"/>
    </style:style>
    <style:style style:name="P48" style:family="paragraph" style:parent-style-name="Základný_20_text">
      <loext:graphic-properties draw:fill-gradient-name="gradient" draw:fill-hatch-name="hatch"/>
      <style:paragraph-properties fo:margin-left="0cm" fo:margin-right="0cm" fo:line-height="150%" fo:text-align="start" style:justify-single-word="false" fo:text-indent="0.635cm" style:auto-text-indent="false"/>
      <style:text-properties officeooo:paragraph-rsid="001cfe98"/>
    </style:style>
    <style:style style:name="P49" style:family="paragraph" style:parent-style-name="Základný_20_text">
      <loext:graphic-properties draw:fill-gradient-name="gradient" draw:fill-hatch-name="hatch"/>
      <style:paragraph-properties fo:margin-left="0cm" fo:margin-right="0cm" fo:line-height="150%" fo:text-align="start" style:justify-single-word="false" fo:text-indent="0.635cm" style:auto-text-indent="false"/>
      <style:text-properties officeooo:paragraph-rsid="001edc04"/>
    </style:style>
    <style:style style:name="P50" style:family="paragraph" style:parent-style-name="Základný_20_text">
      <loext:graphic-properties draw:fill-gradient-name="gradient" draw:fill-hatch-name="hatch"/>
      <style:paragraph-properties fo:margin-left="0cm" fo:margin-right="0cm" fo:line-height="150%" fo:text-align="start" style:justify-single-word="false" fo:text-indent="0.635cm" style:auto-text-indent="false"/>
      <style:text-properties officeooo:paragraph-rsid="001f2d73"/>
    </style:style>
    <style:style style:name="P51" style:family="paragraph" style:parent-style-name="Základný_20_text">
      <loext:graphic-properties draw:fill-gradient-name="gradient" draw:fill-hatch-name="hatch"/>
      <style:paragraph-properties fo:margin-left="0cm" fo:margin-right="0cm" fo:line-height="150%" fo:text-align="start" style:justify-single-word="false" fo:text-indent="0.635cm" style:auto-text-indent="false">
        <style:tab-stops>
          <style:tab-stop style:position="0.961cm"/>
        </style:tab-stops>
      </style:paragraph-properties>
    </style:style>
    <style:style style:name="P52" style:family="paragraph" style:parent-style-name="Základný_20_text">
      <loext:graphic-properties draw:fill-gradient-name="gradient" draw:fill-hatch-name="hatch"/>
      <style:paragraph-properties fo:margin-left="0cm" fo:margin-right="0cm" fo:line-height="150%" fo:text-align="start" style:justify-single-word="false" fo:text-indent="0.635cm" style:auto-text-indent="false">
        <style:tab-stops>
          <style:tab-stop style:position="0.87cm"/>
        </style:tab-stops>
      </style:paragraph-properties>
    </style:style>
    <style:style style:name="P53" style:family="paragraph" style:parent-style-name="Základný_20_text">
      <loext:graphic-properties draw:fill-gradient-name="gradient" draw:fill-hatch-name="hatch"/>
      <style:paragraph-properties fo:margin-left="0cm" fo:margin-right="0cm" fo:line-height="150%" fo:text-align="start" style:justify-single-word="false" fo:text-indent="0.635cm" style:auto-text-indent="false">
        <style:tab-stops>
          <style:tab-stop style:position="0.877cm"/>
        </style:tab-stops>
      </style:paragraph-properties>
    </style:style>
    <style:style style:name="P54"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style>
    <style:style style:name="P55"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ext-properties officeooo:paragraph-rsid="001edc04"/>
    </style:style>
    <style:style style:name="P56"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ext-properties officeooo:paragraph-rsid="001f2d73"/>
    </style:style>
    <style:style style:name="P57"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961cm"/>
        </style:tab-stops>
      </style:paragraph-properties>
    </style:style>
    <style:style style:name="P58"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87cm"/>
        </style:tab-stops>
      </style:paragraph-properties>
    </style:style>
    <style:style style:name="P59"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0.877cm"/>
        </style:tab-stops>
      </style:paragraph-properties>
    </style:style>
    <style:style style:name="P60"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style>
    <style:style style:name="P61"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ext-properties officeooo:paragraph-rsid="00224211"/>
    </style:style>
    <style:style style:name="P62" style:family="paragraph" style:parent-style-name="Základný_20_text">
      <loext:graphic-properties draw:fill-gradient-name="gradient" draw:fill-hatch-name="hatch"/>
      <style:paragraph-properties fo:margin-left="0.635cm" fo:margin-right="0cm" fo:line-height="150%" fo:text-align="start" style:justify-single-word="false" fo:text-indent="-0.635cm" style:auto-text-indent="false"/>
    </style:style>
    <style:style style:name="P63" style:family="paragraph" style:parent-style-name="Základný_20_text">
      <loext:graphic-properties draw:fill-gradient-name="gradient" draw:fill-hatch-name="hatch"/>
      <style:paragraph-properties fo:margin-left="0.635cm" fo:margin-right="0cm" fo:line-height="150%" fo:text-align="start" style:justify-single-word="false" fo:text-indent="-0.635cm" style:auto-text-indent="false"/>
      <style:text-properties officeooo:paragraph-rsid="00224211"/>
    </style:style>
    <style:style style:name="P64" style:family="paragraph" style:parent-style-name="Základný_20_text" style:master-page-name="">
      <loext:graphic-properties draw:fill-gradient-name="gradient" draw:fill-hatch-name="hatch"/>
      <style:paragraph-properties fo:margin-left="0.635cm" fo:margin-right="0cm" fo:line-height="150%" fo:text-align="start" style:justify-single-word="false" fo:text-indent="-0.635cm" style:auto-text-indent="false" style:page-number="auto"/>
    </style:style>
    <style:style style:name="P65" style:family="paragraph" style:parent-style-name="Základný_20_text" style:master-page-name="">
      <loext:graphic-properties draw:fill-gradient-name="gradient" draw:fill-hatch-name="hatch"/>
      <style:paragraph-properties fo:margin-left="0.635cm" fo:margin-right="0cm" fo:line-height="150%" fo:text-align="start" style:justify-single-word="false" fo:text-indent="-0.635cm" style:auto-text-indent="false" style:page-number="auto"/>
      <style:text-properties officeooo:paragraph-rsid="00224211"/>
    </style:style>
    <style:style style:name="T1" style:family="text">
      <style:text-properties fo:color="#000000" fo:font-size="14pt" fo:background-color="#80ffff" loext:char-shading-value="0" style:font-size-asian="14pt" style:font-size-complex="14pt"/>
    </style:style>
    <style:style style:name="T2" style:family="text">
      <style:text-properties fo:color="#000000" fo:font-size="14pt" officeooo:rsid="001b2e3c" fo:background-color="#80ffff" loext:char-shading-value="0" style:font-size-asian="14pt" style:font-size-complex="14pt"/>
    </style:style>
    <style:style style:name="T3" style:family="text">
      <style:text-properties fo:color="#000000" fo:font-size="14pt" officeooo:rsid="001cfe98" fo:background-color="#80ffff" loext:char-shading-value="0" style:font-size-asian="14pt" style:font-size-complex="14pt"/>
    </style:style>
    <style:style style:name="T4" style:family="text">
      <style:text-properties fo:color="#000000" fo:font-size="14pt" officeooo:rsid="001edc04" fo:background-color="#80ffff" loext:char-shading-value="0" style:font-size-asian="14pt" style:font-size-complex="14pt"/>
    </style:style>
    <style:style style:name="T5" style:family="text">
      <style:text-properties fo:color="#000000" fo:font-size="14pt" officeooo:rsid="0020c7d4" fo:background-color="#80ffff" loext:char-shading-value="0" style:font-size-asian="14pt" style:font-size-complex="14pt"/>
    </style:style>
    <style:style style:name="T6" style:family="text">
      <style:text-properties fo:color="#000000" fo:font-size="14pt" officeooo:rsid="00224211" fo:background-color="#80ffff" loext:char-shading-value="0" style:font-size-asian="14pt" style:font-size-complex="14pt"/>
    </style:style>
    <style:style style:name="T7" style:family="text">
      <style:text-properties fo:color="#000000" style:font-name="Arial" fo:font-size="14pt" fo:background-color="#80ffff" loext:char-shading-value="0" style:font-size-asian="14pt" style:font-size-complex="14pt"/>
    </style:style>
    <style:style style:name="T8" style:family="text">
      <style:text-properties fo:color="#000000" style:font-name="Arial" fo:font-size="14pt" officeooo:rsid="001b2e3c" fo:background-color="#80ffff" loext:char-shading-value="0" style:font-size-asian="14pt" style:font-size-complex="14pt"/>
    </style:style>
    <style:style style:name="T9" style:family="text">
      <style:text-properties fo:color="#000000" style:font-name="Arial" fo:font-size="14pt" officeooo:rsid="001cfe98" fo:background-color="#80ffff" loext:char-shading-value="0" style:font-size-asian="14pt" style:font-size-complex="14pt"/>
    </style:style>
    <style:style style:name="T10" style:family="text">
      <style:text-properties fo:color="#000000" style:font-name="Arial" fo:font-size="14pt" officeooo:rsid="001edc04" fo:background-color="#80ffff" loext:char-shading-value="0" style:font-size-asian="14pt" style:font-size-complex="14pt"/>
    </style:style>
    <style:style style:name="T11" style:family="text">
      <style:text-properties fo:color="#000000" style:font-name="Arial" fo:font-size="14pt" officeooo:rsid="0020c7d4" fo:background-color="#80ffff" loext:char-shading-value="0" style:font-size-asian="14pt" style:font-size-complex="14pt"/>
    </style:style>
    <style:style style:name="T12" style:family="text">
      <style:text-properties fo:color="#000000" style:font-name="Arial" fo:font-size="14pt" officeooo:rsid="00224211" fo:background-color="#80ffff" loext:char-shading-value="0" style:font-size-asian="14pt" style:font-size-complex="14pt"/>
    </style:style>
    <style:style style:name="T13" style:family="text">
      <style:text-properties fo:font-size="14pt" style:font-size-asian="14pt" style:font-size-complex="14pt"/>
    </style:style>
    <style:style style:name="T14" style:family="text">
      <style:text-properties fo:font-size="14pt" officeooo:rsid="001b2e3c" style:font-size-asian="14pt" style:font-size-complex="14pt"/>
    </style:style>
    <style:style style:name="T15" style:family="text">
      <style:text-properties fo:font-size="14pt" officeooo:rsid="001cfe98" style:font-size-asian="14pt" style:font-size-complex="14pt"/>
    </style:style>
    <style:style style:name="T16" style:family="text">
      <style:text-properties fo:font-size="14pt" officeooo:rsid="001edc04" style:font-size-asian="14pt" style:font-size-complex="14pt"/>
    </style:style>
    <style:style style:name="T17" style:family="text">
      <style:text-properties fo:font-size="14pt" officeooo:rsid="001f2d73" style:font-size-asian="14pt" style:font-size-complex="14pt"/>
    </style:style>
    <style:style style:name="T18" style:family="text">
      <style:text-properties fo:font-size="14pt" officeooo:rsid="0020c7d4" style:font-size-asian="14pt" style:font-size-complex="14pt"/>
    </style:style>
    <style:style style:name="T19" style:family="text">
      <style:text-properties fo:font-size="14pt" officeooo:rsid="00224211" style:font-size-asian="14pt" style:font-size-complex="14pt"/>
    </style:style>
    <style:style style:name="T20" style:family="text">
      <style:text-properties fo:font-size="14pt" fo:background-color="#80ffff" loext:char-shading-value="0" style:font-size-asian="14pt" style:font-size-complex="14pt"/>
    </style:style>
    <style:style style:name="T21" style:family="text">
      <style:text-properties fo:font-size="14pt" officeooo:rsid="001cfe98" style:font-name-asian="Microsoft Sans Serif1" style:font-size-asian="14pt" style:font-name-complex="Microsoft Sans Serif1" style:font-size-complex="14pt"/>
    </style:style>
    <style:style style:name="T22" style:family="text">
      <style:text-properties style:font-name="Microsoft Sans Serif1" fo:font-size="14pt" officeooo:rsid="001cfe98" style:font-name-asian="Microsoft Sans Serif1" style:font-size-asian="14pt" style:font-name-complex="Microsoft Sans Serif1" style:font-size-complex="14pt"/>
    </style:style>
    <style:style style:name="T23" style:family="text">
      <style:text-properties style:font-name="Arial" fo:font-size="14pt" style:font-size-asian="14pt" style:font-size-complex="14pt"/>
    </style:style>
    <style:style style:name="T24" style:family="text">
      <style:text-properties style:font-name="Arial" fo:font-size="14pt" officeooo:rsid="001b2e3c" style:font-size-asian="14pt" style:font-size-complex="14pt"/>
    </style:style>
    <style:style style:name="T25" style:family="text">
      <style:text-properties style:font-name="Arial" fo:font-size="14pt" officeooo:rsid="001cfe98" style:font-size-asian="14pt" style:font-size-complex="14pt"/>
    </style:style>
    <style:style style:name="T26" style:family="text">
      <style:text-properties style:font-name="Arial" fo:font-size="14pt" officeooo:rsid="001edc04" style:font-size-asian="14pt" style:font-size-complex="14pt"/>
    </style:style>
    <style:style style:name="T27" style:family="text">
      <style:text-properties style:font-name="Arial" fo:font-size="14pt" officeooo:rsid="001f2d73" style:font-size-asian="14pt" style:font-size-complex="14pt"/>
    </style:style>
    <style:style style:name="T28" style:family="text">
      <style:text-properties style:font-name="Arial" fo:font-size="14pt" officeooo:rsid="0020c7d4" style:font-size-asian="14pt" style:font-size-complex="14pt"/>
    </style:style>
    <style:style style:name="T29" style:family="text">
      <style:text-properties style:font-name="Arial" fo:font-size="14pt" officeooo:rsid="00224211" style:font-size-asian="14pt" style:font-size-complex="14pt"/>
    </style:style>
    <style:style style:name="T30" style:family="text">
      <style:text-properties style:font-name="Arial" fo:font-size="14pt" officeooo:rsid="001cfe98" style:font-name-asian="Microsoft Sans Serif1" style:font-size-asian="14pt" style:font-name-complex="Microsoft Sans Serif1" style:font-size-complex="14pt"/>
    </style:style>
    <style:style style:name="T31" style:family="text">
      <style:text-properties style:font-name="Arial" fo:font-size="14pt" fo:background-color="#80ffff" loext:char-shading-value="0" style:font-size-asian="14pt" style:font-size-complex="14pt"/>
    </style:style>
    <style:style style:name="Sect1" style:family="section">
      <style:section-properties fo:margin-left="0.635cm" fo:margin-right="10.559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38"><text:span text:style-name="CharStyle4"><text:span text:style-name="T24">Mária Rázusová-Martáková</text:span></text:span></text:p>
        <text:p text:style-name="P9"><text:span text:style-name="CharStyle4"><text:span text:style-name="T24">Gajdoš Filúz</text:span></text:span></text:p>
        <text:p text:style-name="P9"><text:span text:style-name="CharStyle4"><text:span text:style-name="T24"/></text:span></text:p>
        <text:p text:style-name="P9"><text:span text:style-name="CharStyle4"><text:span text:style-name="T24">Hra pre deti v piatich obrazoch</text:span></text:span></text:p>
        <text:p text:style-name="P8"><text:span text:style-name="CharStyle4"><text:span text:style-name="T23"/></text:span></text:p>
        <text:p text:style-name="P8"><text:span text:style-name="CharStyle4"><text:span text:style-name="T23">OSOBY:</text:span></text:span></text:p>
        <text:p text:style-name="P11"><text:span text:style-name="CharStyle4"><text:span text:style-name="T23"/></text:span></text:p>
        <text:p text:style-name="P5"><text:span text:style-name="CharStyle5"><text:span text:style-name="T23">Kráľ</text:span></text:span></text:p>
        <text:p text:style-name="P5"><text:span text:style-name="CharStyle5"><text:span text:style-name="T23">Princezná</text:span></text:span></text:p>
        <text:p text:style-name="P5"><text:span text:style-name="CharStyle5"><text:span text:style-name="T23">Dáma</text:span></text:span></text:p>
        <text:p text:style-name="P5"><text:span text:style-name="CharStyle5"><text:span text:style-name="T23">Gašparko Filúz</text:span></text:span></text:p>
        <text:p text:style-name="P5"><text:span text:style-name="CharStyle5"><text:span text:style-name="T23">Mefisto</text:span></text:span></text:p>
        <text:p text:style-name="P7"><text:span text:style-name="CharStyle5"><text:span text:style-name="T23">Dvaja zlodeji</text:span></text:span></text:p>
        <text:p text:style-name="P9"><text:span text:style-name="CharStyle5"><text:span text:style-name="T23">Dvaja čerti</text:span></text:span></text:p>
        <text:p text:style-name="P9"><text:span text:style-name="CharStyle5"><text:span text:style-name="T23">Dvorania, dvorné dámy</text:span></text:span></text:p>
        <text:p text:style-name="P9"><text:span text:style-name="CharStyle5"><text:span text:style-name="T23">Posol</text:span></text:span></text:p>
        <text:p text:style-name="P5"><text:span text:style-name="CharStyle4"><text:span text:style-name="T23"/></text:span></text:p>
        <text:p text:style-name="P8"><text:span text:style-name="CharStyle4"><text:span text:style-name="T23"/></text:span></text:p>
        <text:p text:style-name="P8"><text:span text:style-name="CharStyle4"><text:span text:style-name="T23">OBRAZ I</text:span></text:span><text:span text:style-name="CharStyle4"><text:span text:style-name="T7">.</text:span></text:span></text:p>
        <text:p text:style-name="P5"><text:span text:style-name="CharStyle4"><text:span text:style-name="T23"/></text:span></text:p>
        <text:p text:style-name="P8"><text:span text:style-name="CharStyle4"><text:span text:style-name="T23">Komnata na kráľovskom zámku.</text:span></text:span></text:p>
        <text:p text:style-name="P5"><text:span text:style-name="CharStyle4"><text:span text:style-name="T23"/></text:span></text:p>
        <text:p text:style-name="P8"><text:span text:style-name="CharStyle4"><text:span text:style-name="T23">V</text:span></text:span><text:span text:style-name="CharStyle4"><text:span text:style-name="T24">ý</text:span></text:span><text:span text:style-name="CharStyle4"><text:span text:style-name="T7">jav </text:span></text:span><text:span text:style-name="CharStyle4"><text:span text:style-name="T8">I.</text:span></text:span></text:p>
        <text:p text:style-name="P5"><text:soft-page-break/><text:span text:style-name="CharStyle6"><text:span text:style-name="T23">Princezná, dvorná dáma.</text:span></text:span></text:p>
        <text:p text:style-name="P35"><text:span text:style-name="CharStyle6"><text:span text:style-name="T23">(Obe sedia za stolom prestretým na raňajky. Prin­cezná sedí nadudraná a zanovitá.</text:span></text:span><text:span text:style-name="CharStyle6"><text:span text:style-name="T7">)</text:span></text:span></text:p>
        <text:p text:style-name="P11"><text:span text:style-name="CharStyle4"><text:span text:style-name="T23">Princezná. A ja just a ju</text:span></text:span><text:span text:style-name="CharStyle4"><text:span text:style-name="T7">st</text:span></text:span><text:span text:style-name="CharStyle4"><text:span text:style-name="T23">ík nechcem!</text:span></text:span></text:p>
        <text:p text:style-name="P11"><text:span text:style-name="CharStyle4"><text:span text:style-name="T23">Dáma. Veru sa mi pekne správaš! Ej, keby ťa tak nebohá tvoja pani matka videla! Vypi chytro kávu a zjedz aspoň jednu buchtu.</text:span></text:span></text:p>
        <text:p text:style-name="P11"><text:span text:style-name="CharStyle4"><text:span text:style-name="T7">Princezná</text:span></text:span><text:span text:style-name="CharStyle4"><text:span text:style-name="T23">. A ja kávu nechcem!</text:span></text:span></text:p>
        <text:p text:style-name="P11"><text:span text:style-name="CharStyle4"><text:span text:style-name="T7">Dáma</text:span></text:span><text:span text:style-name="CharStyle4"><text:span text:style-name="T23">. A čo by sa ti teda páčilo?</text:span></text:span></text:p>
        <text:p text:style-name="P11"><text:span text:style-name="CharStyle4"><text:span text:style-name="T23">Princez</text:span></text:span><text:span text:style-name="CharStyle4"><text:span text:style-name="T7">ná</text:span></text:span><text:span text:style-name="CharStyle4"><text:span text:style-name="T23">. Nič!</text:span></text:span></text:p>
        <text:p text:style-name="P11"><text:span text:style-name="CharStyle4"><text:span text:style-name="T7">Dáma</text:span></text:span><text:span text:style-name="CharStyle4"><text:span text:style-name="T23">. Tu máš, vraj nič ! Poriadne dievčatá a akurátne princezny kávu každé ráno pekne vy­pijú, aby mal</text:span></text:span><text:span text:style-name="CharStyle4"><text:span text:style-name="T8">y</text:span></text:span><text:span text:style-name="CharStyle4"><text:span text:style-name="T23"> ružové a okrúhle líčka. Ak nebudeš jesť ako sa patrí, ochorieš a umrieš.</text:span></text:span></text:p>
        <text:p text:style-name="P11"><text:span text:style-name="CharStyle4"><text:span text:style-name="T7">Pr</text:span></text:span><text:span text:style-name="CharStyle4"><text:span text:style-name="T23">incez</text:span></text:span><text:span text:style-name="CharStyle4"><text:span text:style-name="T7">ná</text:span></text:span><text:span text:style-name="CharStyle4"><text:span text:style-name="T23">. A nech umriem!</text:span></text:span></text:p>
        <text:p text:style-name="P11"><text:span text:style-name="CharStyle4"><text:span text:style-name="T7">Dáma</text:span></text:span><text:span text:style-name="CharStyle4"><text:span text:style-name="T23">. Ech, si ty len zanovité stvorenie! Väčší krí</text:span></text:span><text:span text:style-name="CharStyle4"><text:span text:style-name="T24">ž</text:span></text:span><text:span text:style-name="CharStyle4"><text:span text:style-name="T23"> mám s tebou, ako hociktorá obyčajná matka s deviatimi deťmi. Počkaj, nažalujem jeho veli­čenstvu, tvojmu pánu oteckovi.</text:span></text:span></text:p>
        <text:p text:style-name="P11"><text:span text:style-name="CharStyle4"><text:span text:style-name="T7">Princezná</text:span></text:span><text:span text:style-name="CharStyle4"><text:span text:style-name="T23">. Ó</text:span></text:span><text:span text:style-name="CharStyle4"><text:span text:style-name="T7">,</text:span></text:span><text:span text:style-name="CharStyle4"><text:span text:style-name="T23"> ani som nevedela, že ste taký žalobapáter!</text:span></text:span></text:p>
        <text:p text:style-name="P11"><text:span text:style-name="CharStyle4"><text:span text:style-name="T23">Dáma. Čo si to, čo povedala? Ale si mi veru utešená princezná</text:span></text:span><text:span text:style-name="CharStyle4"><text:span text:style-name="T7">,</text:span></text:span><text:span text:style-name="CharStyle4"><text:span text:style-name="T23"> takto človeka prezývať. Nuž čo, budeš jesť, či nebudeš?</text:span></text:span></text:p>
        <text:p text:style-name="P11"><text:span text:style-name="CharStyle4"><text:span text:style-name="T23">Princez</text:span></text:span><text:span text:style-name="CharStyle4"><text:span text:style-name="T7">ná</text:span></text:span><text:span text:style-name="CharStyle4"><text:span text:style-name="T23">. Jój, a keď je horúca!</text:span></text:span></text:p>
        <text:p text:style-name="P11"><text:span text:style-name="CharStyle4"><text:span text:style-name="T7">Dáma.</text:span></text:span><text:span text:style-name="CharStyle4"><text:span text:style-name="T23"> Ba netáraj! Odkedy sa nad ňou umrdz</text:span></text:span><text:span text:style-name="CharStyle4"><text:span text:style-name="T7">uj</text:span></text:span><text:span text:style-name="CharStyle4"><text:span text:style-name="T23">eš</text:span></text:span><text:span text:style-name="CharStyle4"><text:span text:style-name="T7">,</text:span></text:span><text:span text:style-name="CharStyle4"><text:span text:style-name="T23"> a že horúca!</text:span></text:span></text:p>
        <text:p text:style-name="P11"><text:span text:style-name="CharStyle4"><text:span text:style-name="T23">Prince</text:span></text:span><text:span text:style-name="CharStyle4"><text:span text:style-name="T7">zná</text:span></text:span><text:span text:style-name="CharStyle4"><text:span text:style-name="T23">. A keď je teda studená!</text:span></text:span></text:p>
        <text:p text:style-name="P11"><text:span text:style-name="CharStyle4"><text:span text:style-name="T7">Dáma</text:span></text:span><text:span text:style-name="CharStyle4"><text:span text:style-name="T23">. Uf, mám to ja potrest s tebou! Za čo ma len Pán Boh takto privide</text:span></text:span><text:span text:style-name="CharStyle4"><text:span text:style-name="T7">l</text:span></text:span><text:span text:style-name="CharStyle4"><text:span text:style-name="T23">... Hovorím ti, jedz!</text:span></text:span></text:p>
        <text:p text:style-name="P11"><text:soft-page-break/><text:span text:style-name="CharStyle4"><text:span text:style-name="T23">Princez</text:span></text:span><text:span text:style-name="CharStyle4"><text:span text:style-name="T7">ná</text:span></text:span><text:span text:style-name="CharStyle4"><text:span text:style-name="T23">. Ale keď ma brucho bolí!</text:span></text:span></text:p>
        <text:p text:style-name="P11"><text:span text:style-name="CharStyle4"><text:span text:style-name="T23">Dáma. A to zase od čoho?</text:span></text:span></text:p>
        <text:p text:style-name="P11"><text:span text:style-name="CharStyle4"><text:span text:style-name="T23">Princez</text:span></text:span><text:span text:style-name="CharStyle4"><text:span text:style-name="T7">ná</text:span></text:span><text:span text:style-name="CharStyle4"><text:span text:style-name="T23">. A keď sú tie buchty také veľké!</text:span></text:span></text:p>
        <text:p text:style-name="P11"><text:span text:style-name="CharStyle4"><text:span text:style-name="T7">Dáma</text:span></text:span><text:span text:style-name="CharStyle4"><text:span text:style-name="T23">. Len nezahováraj! Tak ťa teda brucho bolí? Aha, už to mám! Ktože to pokváril zavára­niny v komore? Kto s koláčov poslizoval lekvár? Kto vyštibral všetky hrozienka? Kto sa nanosil do medu? Há?</text:span></text:span></text:p>
        <text:p text:style-name="P11"><text:span text:style-name="CharStyle4"><text:span text:style-name="T7">Princ</text:span></text:span><text:span text:style-name="CharStyle4"><text:span text:style-name="T23">ezná. A </text:span></text:span><text:span text:style-name="CharStyle4"><text:span text:style-name="T24">č</text:span></text:span><text:span text:style-name="CharStyle4"><text:span text:style-name="T23">o ja viem? Hádam naša krá­ľovská mačka.</text:span></text:span></text:p>
        <text:p text:style-name="P11"><text:span text:style-name="CharStyle4"><text:span text:style-name="T7">Dáma</text:span></text:span><text:span text:style-name="CharStyle4"><text:span text:style-name="T23">. H</text:span></text:span><text:span text:style-name="CharStyle4"><text:span text:style-name="T7">í</text:span></text:span><text:span text:style-name="CharStyle4"><text:span text:style-name="T23">, ešte aj klameš! Taká veľká, taká slečinka a sa nehanbíš? To si už zabudla, čo ťa toľko rokov učíme? Už nevieš, že princezná má slúžiť za príklad všetkým dievčatám celého krá­ľovstva? Veď ťa Pán Boh potresce.</text:span></text:span></text:p>
        <text:p text:style-name="P5"><text:span text:style-name="CharStyle6"><text:span text:style-name="T23">(Za scénou nárek a ja</text:span></text:span><text:span text:style-name="CharStyle6"><text:span text:style-name="T8">j</text:span></text:span><text:span text:style-name="CharStyle6"><text:span text:style-name="T23">kanie.)</text:span></text:span></text:p>
        <text:p text:style-name="P3"><text:span text:style-name="CharStyle11"><text:span text:style-name="T23"/></text:span></text:p>
        <text:p text:style-name="P5"><text:span text:style-name="CharStyle4"><text:span text:style-name="T7">Výjav</text:span></text:span><text:span text:style-name="CharStyle4"><text:span text:style-name="T23"> 2.</text:span></text:span></text:p>
        <text:p text:style-name="P5"><text:span text:style-name="CharStyle6"><text:span text:style-name="T23">Gašparko, predošlé.</text:span></text:span></text:p>
        <text:p text:style-name="P11"><text:span text:style-name="CharStyle4"><text:span text:style-name="T23"/></text:span></text:p>
        <text:p text:style-name="P34"><text:span text:style-name="CharStyle4"><text:span text:style-name="T23">G</text:span></text:span><text:span text:style-name="CharStyle4"><text:span text:style-name="T7">ašpa</text:span></text:span><text:span text:style-name="CharStyle4"><text:span text:style-name="T23">rko (</text:span></text:span><text:span text:style-name="CharStyle6"><text:span text:style-name="T7">v</text:span></text:span><text:span text:style-name="CharStyle6"><text:span text:style-name="T23">behne). Ja</text:span></text:span><text:span text:style-name="CharStyle4"><text:span text:style-name="T23">ja</text:span></text:span><text:span text:style-name="CharStyle4"><text:span text:style-name="T8">j</text:span></text:span><text:span text:style-name="CharStyle4"><text:span text:style-name="T23">aj, ale mi toho našústa</text:span></text:span><text:span text:style-name="CharStyle4"><text:span text:style-name="T7">l</text:span></text:span><text:span text:style-name="CharStyle4"><text:span text:style-name="T23">! </text:span></text:span><text:span text:style-name="CharStyle4"><text:span text:style-name="T7">Ojojój!</text:span></text:span><text:span text:style-name="CharStyle4"><text:span text:style-name="T23"> (Nesie v ruke veličizný prázdny hrniec.)</text:span></text:span></text:p>
        <text:p text:style-name="P11"><text:span text:style-name="CharStyle4"><text:span text:style-name="T7">Dáma</text:span></text:span><text:span text:style-name="CharStyle4"><text:span text:style-name="T23">. Ach, ty pap</text:span></text:span><text:span text:style-name="CharStyle4"><text:span text:style-name="T7">ľ</text:span></text:span><text:span text:style-name="CharStyle4"><text:span text:style-name="T23">uh akýsi, čo ziapeš, ako by </text:span></text:span><text:span text:style-name="CharStyle4"><text:span text:style-name="T25">ť</text:span></text:span><text:span text:style-name="CharStyle4"><text:span text:style-name="T23">a brali na nože? Veď vynáčiš celý dom!.</text:span></text:span><text:span text:style-name="CharStyle4"><text:span text:style-name="T7">..</text:span></text:span></text:p>
        <text:p text:style-name="P11"><text:span text:style-name="CharStyle4"><text:span text:style-name="T7">Gašpar</text:span></text:span><text:span text:style-name="CharStyle4"><text:span text:style-name="T23">ko. Jaj, moja ručička! Jaj, moja no­žička! (Šúcha sa.) Môj chrbátik nešťastný! Ó, óóó!... Naničh</text:span></text:span><text:span text:style-name="CharStyle4"><text:span text:style-name="T7">od</text:span></text:span><text:span text:style-name="CharStyle4"><text:span text:style-name="T23">ná vareška!... Kuchár za </text:span></text:span><text:span text:style-name="CharStyle4"><text:span text:style-name="T7">ň</text:span></text:span><text:span text:style-name="CharStyle4"><text:span text:style-name="T23">ou, kuchá</text:span></text:span><text:span text:style-name="CharStyle4"><text:span text:style-name="T7">r</text:span></text:span><text:span text:style-name="CharStyle4"><text:span text:style-name="T23">... strašneee! </text:span></text:span><text:span text:style-name="CharStyle4"><text:span text:style-name="T7">T</text:span></text:span><text:span text:style-name="CharStyle4"><text:span text:style-name="T23">ak s ňou po mne tanco­val... A za čo? Dal mi iba tri takéto hrnčeky ká­vy, a keď som chcel štvrtý, tak ma vyplatil (uka</text:span></text:span><text:span text:style-name="CharStyle6"><text:span text:style-name="T7">­</text:span></text:span><text:span text:style-name="CharStyle6"><text:span text:style-name="T23">zuje) tade-tadeto... i všelikade inokade... áaa!...</text:span></text:span></text:p>
        <text:p text:style-name="P11"><text:soft-page-break/><text:span text:style-name="CharStyle4"><text:span text:style-name="T7">Dáma</text:span></text:span><text:span text:style-name="CharStyle4"><text:span text:style-name="T23">. Ty si veru naozaj kávová búda! Keď to </text:span></text:span><text:span text:style-name="CharStyle4"><text:span text:style-name="T25">ď</text:span></text:span><text:span text:style-name="CharStyle4"><text:span text:style-name="T23">alej takto pôjde, jedného dňa pukneš ako balón! A tu hľa, zas do vznešenej našej princezničky ne­možno dostať ani márnej kvapky.</text:span></text:span></text:p>
        <text:p text:style-name="P11"><text:span text:style-name="CharStyle4"><text:span text:style-name="T23">Gašpar</text:span></text:span><text:span text:style-name="CharStyle4"><text:span text:style-name="T7">ko</text:span></text:span><text:span text:style-name="CharStyle4"><text:span text:style-name="T23">. Nó, ja som nemaškrtil v komore.</text:span></text:span></text:p>
        <text:p text:style-name="P11"><text:span text:style-name="CharStyle4"><text:span text:style-name="T23">Princez</text:span></text:span><text:span text:style-name="CharStyle4"><text:span text:style-name="T7">ná</text:span></text:span><text:span text:style-name="CharStyle4"><text:span text:style-name="T23">. A nedala som ti zaváranú mar­huľu, aj čerešieň, aj... a</text:span></text:span><text:span text:style-name="CharStyle4"><text:span text:style-name="T7">j</text:span></text:span><text:span text:style-name="CharStyle4"><text:span text:style-name="T23">... ringlotu? Čo kla­meš? </text:span></text:span><text:span text:style-name="CharStyle4"><text:span text:style-name="T7">I</text:span></text:span><text:span text:style-name="CharStyle4"><text:span text:style-name="T23"> misku si ty vylízal.</text:span></text:span></text:p>
        <text:p text:style-name="P11"><text:span text:style-name="CharStyle4"><text:span text:style-name="T23">Gašpar</text:span></text:span><text:span text:style-name="CharStyle4"><text:span text:style-name="T7">ko</text:span></text:span><text:span text:style-name="CharStyle4"><text:span text:style-name="T23">. Daj sa mi svete, ale toho len bolo! Sotva na koniec jazyka.</text:span></text:span></text:p>
        <text:p text:style-name="P11"><text:span text:style-name="CharStyle4"><text:span text:style-name="T7">Dáma</text:span></text:span><text:span text:style-name="CharStyle4"><text:span text:style-name="T23">. Ach, teda tak sa veci majú! To už nie kráľovská mačka! Ale teraz von s pravdou! Povedz, kedy to bolo?</text:span></text:span></text:p>
        <text:p text:style-name="P11"><text:span text:style-name="CharStyle4"><text:span text:style-name="T7">Ga</text:span></text:span><text:span text:style-name="CharStyle4"><text:span text:style-name="T23">šparko (</text:span></text:span><text:span text:style-name="CharStyle6"><text:span text:style-name="T7">c</text:span></text:span><text:span text:style-name="CharStyle6"><text:span text:style-name="T23">hce sa zastať princeznej). Ale </text:span></text:span><text:span text:style-name="CharStyle4"><text:span text:style-name="T23">ve</text:span></text:span><text:span text:style-name="CharStyle4"><text:span text:style-name="T7">ď</text:span></text:span><text:span text:style-name="CharStyle4"><text:span text:style-name="T23"> to nič, pani vychovávateľka, nestojí to ani za reč...</text:span></text:span></text:p>
        <text:p text:style-name="P11"><text:span text:style-name="CharStyle4"><text:span text:style-name="T7">Dáma</text:span></text:span><text:span text:style-name="CharStyle4"><text:span text:style-name="T23">. Akože</text:span></text:span><text:span text:style-name="CharStyle4"><text:span text:style-name="T7">,</text:span></text:span><text:span text:style-name="CharStyle4"><text:span text:style-name="T23"> ty lapaj! Princeznú bolí brucho, nechce raňajkovať a tebe to nestojí ani za reč?</text:span></text:span></text:p>
        <text:p text:style-name="P11"><text:span text:style-name="CharStyle4"><text:span text:style-name="T23">Gašpar</text:span></text:span><text:span text:style-name="CharStyle4"><text:span text:style-name="T7">ko</text:span></text:span><text:span text:style-name="CharStyle4"><text:span text:style-name="T23">. No, keď sa má tak zle, to ju ja vďačne v práci odmením. S najväčšou radosťou i kávu za ňu vypijem, i buchty všetky pojem... Sem s tým!</text:span></text:span></text:p>
        <text:p text:style-name="P11"><text:span text:style-name="CharStyle4"><text:span text:style-name="T23">Princez</text:span></text:span><text:span text:style-name="CharStyle4"><text:span text:style-name="T7">ná</text:span></text:span><text:span text:style-name="CharStyle4"><text:span text:style-name="T23">. Tu máš, ber si, Gašparko!</text:span></text:span></text:p>
        <text:p text:style-name="P5"><text:span text:style-name="CharStyle6"><text:span text:style-name="T23">(Gašparko sa priberá jesť.)</text:span></text:span></text:p>
        <text:p text:style-name="P11"><text:span text:style-name="CharStyle4"><text:span text:style-name="T23">Aha, figu drevenú! Nedám! (Pritiahne hrnček k sebe.)</text:span></text:span></text:p>
        <text:p text:style-name="P11"><text:span text:style-name="CharStyle4"><text:span text:style-name="T23">Gašpar</text:span></text:span><text:span text:style-name="CharStyle4"><text:span text:style-name="T7">ko</text:span></text:span><text:span text:style-name="CharStyle4"><text:span text:style-name="T23">. Najprv dáva, potom berie, na ka­meni žaby derie, žaby na ňu kŕkajú, do pekla ju volajú!</text:span></text:span></text:p>
        <text:p text:style-name="P11"><text:span text:style-name="CharStyle4"><text:span text:style-name="T7">Dáma</text:span></text:span><text:span text:style-name="CharStyle4"><text:span text:style-name="T23">. Ani muk už! (Princeznej.) Dobre máš, nedaj si, on popil už dosť. Spapaj koláčik i kávičku pekne vypi! Ukáž, že si dobré dievčatko...</text:span></text:span></text:p>
        <text:p text:style-name="P11"><text:span text:style-name="CharStyle4"><text:span text:style-name="T23">Princezná </text:span></text:span><text:span text:style-name="CharStyle6"><text:span text:style-name="T7">(m</text:span></text:span><text:span text:style-name="CharStyle6"><text:span text:style-name="T23">ravčí). A keď sa mi po­smieva...</text:span></text:span></text:p>
        <text:p text:style-name="P11"><text:soft-page-break/><text:span text:style-name="CharStyle4"><text:span text:style-name="T23">Gašpar</text:span></text:span><text:span text:style-name="CharStyle4"><text:span text:style-name="T7">ko</text:span></text:span><text:span text:style-name="CharStyle4"><text:span text:style-name="T23">. Ale nie, ja sa neposmievam, vzne­šená princezná! Ja... ja už čuším. Dobrú chuť ti vinšujem!</text:span></text:span></text:p>
        <text:p text:style-name="P11"><text:span text:style-name="CharStyle4"><text:span text:style-name="T23">Prin</text:span></text:span><text:span text:style-name="CharStyle4"><text:span text:style-name="T7">cezná</text:span></text:span><text:span text:style-name="CharStyle4"><text:span text:style-name="T23">. A teraz už just nechcem!</text:span></text:span></text:p>
        <text:p text:style-name="P11"><text:span text:style-name="CharStyle4"><text:span text:style-name="T7">Dáma</text:span></text:span><text:span text:style-name="CharStyle4"><text:span text:style-name="T23"> (napaprčená). Ty hlaváň hlavatý, iné nerobíš, len vykrúcaš! Ale dobre! (V</text:span></text:span><text:span text:style-name="CharStyle6"><text:span text:style-name="T7">s</text:span></text:span><text:span text:style-name="CharStyle6"><text:span text:style-name="T23">tane a chce</text:span></text:span><text:span text:style-name="CharStyle6"><text:span text:style-name="T7"> </text:span></text:span><text:span text:style-name="CharStyle6"><text:span text:style-name="T23">odísť.)</text:span></text:span></text:p>
        <text:p text:style-name="P11"><text:span text:style-name="CharStyle4"><text:span text:style-name="T23">Princezná </text:span></text:span><text:span text:style-name="CharStyle6"><text:span text:style-name="T7">(v</text:span></text:span><text:span text:style-name="CharStyle6"><text:span text:style-name="T23">yplazí jej jazyk a spraví gri­masu).</text:span></text:span></text:p>
        <text:p text:style-name="P11"><text:span text:style-name="CharStyle4"><text:span text:style-name="T23">Dáma (sa preto napáli). Pozrime sa, toto je mi odmena za moje trápenie s týmto nevďačným stvo­rením? Rob si teda, čo chceš, nech ťa hoci čert vezme!</text:span></text:span></text:p>
        <text:p text:style-name="P5"><text:span text:style-name="CharStyle6"><text:span text:style-name="T23">(Tma</text:span></text:span><text:span text:style-name="CharStyle6"><text:span text:style-name="T7">,</text:span></text:span><text:span text:style-name="CharStyle6"><text:span text:style-name="T23"> hrmavica</text:span></text:span><text:span text:style-name="CharStyle6"><text:span text:style-name="T7">,</text:span></text:span><text:span text:style-name="CharStyle6"><text:span text:style-name="T23"> blýskanie</text:span></text:span><text:span text:style-name="CharStyle6"><text:span text:style-name="T7">,</text:span></text:span><text:span text:style-name="CharStyle6"><text:span text:style-name="T23"> zjaví sa čert.)</text:span></text:span></text:p>
        <text:p text:style-name="P5"><text:span text:style-name="CharStyle4"><text:span text:style-name="T7"/></text:span></text:p>
        <text:p text:style-name="P8"><text:span text:style-name="CharStyle4"><text:span text:style-name="T7">Výjav</text:span></text:span><text:span text:style-name="CharStyle4"><text:span text:style-name="T23"> 3.</text:span></text:span></text:p>
        <text:p text:style-name="P5"><text:span text:style-name="CharStyle6"><text:span text:style-name="T23">Pred</text:span></text:span><text:span text:style-name="CharStyle6"><text:span text:style-name="T7">o</text:span></text:span><text:span text:style-name="CharStyle6"><text:span text:style-name="T23">šlí, čert.</text:span></text:span></text:p>
        <text:p text:style-name="P11"><text:span text:style-name="CharStyle4"><text:span text:style-name="T7"/></text:span></text:p>
        <text:p text:style-name="P48"><text:span text:style-name="CharStyle4"><text:span text:style-name="T7">Čert</text:span></text:span><text:span text:style-name="CharStyle4"><text:span text:style-name="T23"> (víťazne zavýska). Ichuchú! Ouháj! Dávno som už čakal, že mi toto neposlušné dievčatisko ponúknu! Už ho máme! Už je naše! Iháj! Nik ťa, princezni</text:span></text:span><text:span text:style-name="CharStyle4"><text:span text:style-name="T25">č</text:span></text:span><text:span text:style-name="CharStyle4"><text:span text:style-name="T23">ka, z pekla nedostane, kým nebudú všetci čerti tancovať. Náš Mefistofeles je ako krú­pové mračno, </text:span></text:span><text:span text:style-name="CharStyle4"><text:span text:style-name="T30">—</text:span></text:span><text:span text:style-name="CharStyle4"><text:span text:style-name="T23"> a keby sme sa všetci rozvirgali, on sa bude iba dívať ako hrom do putne! Ťaj, ale som rád! Poď, panenka, duša ľudská! Ouaháj!</text:span></text:span></text:p>
        <text:p text:style-name="P48"><text:span text:style-name="CharStyle4"><text:span text:style-name="T23">(Schytí princeznú a s rehotom ju odvlečie.)</text:span></text:span></text:p>
        <text:p text:style-name="P5"><text:span text:style-name="CharStyle4"><text:span text:style-name="T7"/></text:span></text:p>
        <text:p text:style-name="P8"><text:span text:style-name="CharStyle4"><text:span text:style-name="T7"/></text:span></text:p>
        <text:p text:style-name="P8"><text:span text:style-name="CharStyle4"><text:span text:style-name="T7">Výjav</text:span></text:span><text:span text:style-name="CharStyle4"><text:span text:style-name="T23"> 4.</text:span></text:span></text:p>
        <text:p text:style-name="P5"><text:span text:style-name="CharStyle6"><text:span text:style-name="T23">Dáma</text:span></text:span><text:span text:style-name="CharStyle6"><text:span text:style-name="T7">,</text:span></text:span><text:span text:style-name="CharStyle6"><text:span text:style-name="T23"> Gašparko, kráľ.</text:span></text:span></text:p>
        <text:p text:style-name="P11"><text:soft-page-break/><text:span text:style-name="CharStyle4"><text:span text:style-name="T7"/></text:span></text:p>
        <text:p text:style-name="P34"><text:span text:style-name="CharStyle4"><text:span text:style-name="T7">Dáma</text:span></text:span><text:span text:style-name="CharStyle4"><text:span text:style-name="T23">. Beda! (Omdlie.)</text:span></text:span></text:p>
        <text:p text:style-name="P11"><text:span text:style-name="CharStyle4"><text:span text:style-name="T23">Gašparko </text:span></text:span><text:span text:style-name="CharStyle6"><text:span text:style-name="T7">(s</text:span></text:span><text:span text:style-name="CharStyle6"><text:span text:style-name="T23">edí ohúrený na zemi). Detičky, nesníva sa mi to? (</text:span></text:span><text:span text:style-name="CharStyle6"><text:span text:style-name="T7">R</text:span></text:span><text:span text:style-name="CharStyle6"><text:span text:style-name="T23">ozdrapuje oči.) Ale veď vi­dím (štípe sa) a tak som sa vám uštipol, že by som sa celkom iste zobudil, i keby som bol omdletý ako táto dvorná dáma.</text:span></text:span></text:p>
        <text:p text:style-name="P11"><text:span text:style-name="CharStyle4"><text:span text:style-name="T7">K</text:span></text:span><text:span text:style-name="CharStyle4"><text:span text:style-name="T23">ráľ </text:span></text:span><text:span text:style-name="CharStyle6"><text:span text:style-name="T7">(v</text:span></text:span><text:span text:style-name="CharStyle6"><text:span text:style-name="T23">behne). Čo sa tu robí? Kde je prin­cezná, Gašparko?</text:span></text:span></text:p>
        <text:p text:style-name="P11"><text:span text:style-name="CharStyle4"><text:span text:style-name="T23">Gašparko (</text:span></text:span><text:span text:style-name="CharStyle6"><text:span text:style-name="T7">s</text:span></text:span><text:span text:style-name="CharStyle6"><text:span text:style-name="T23">tále omámený). Práve ju vzal čert.</text:span></text:span></text:p>
        <text:p text:style-name="P11"><text:span text:style-name="CharStyle4"><text:span text:style-name="T23">Krá</text:span></text:span><text:span text:style-name="CharStyle4"><text:span text:style-name="T9">ľ</text:span></text:span><text:span text:style-name="CharStyle4"><text:span text:style-name="T23">. Aby si nedostal výprask! Tak sa hovorí o princeznej?</text:span></text:span></text:p>
        <text:p text:style-name="P11"><text:span text:style-name="CharStyle4"><text:span text:style-name="T23">Gašpar</text:span></text:span><text:span text:style-name="CharStyle4"><text:span text:style-name="T7">ko</text:span></text:span><text:span text:style-name="CharStyle4"><text:span text:style-name="T23">. A necíti vaše veličenstvo pekelný smrad, smolu a síru? A nevidí túto omdletú paniu?</text:span></text:span></text:p>
        <text:p text:style-name="P11"><text:span text:style-name="CharStyle4"><text:span text:style-name="T7">K</text:span></text:span><text:span text:style-name="CharStyle4"><text:span text:style-name="T23">ráľ (vtiahne vzduch nosom</text:span></text:span><text:span text:style-name="CharStyle6"><text:span text:style-name="T7">,</text:span></text:span><text:span text:style-name="CharStyle6"><text:span text:style-name="T23"> potom sa podíva na Dámu.) Ach, ja otec prenešťastný! Prečo som nebol prísnejší na svoje neposlušné dieťa! Prečo som si ho tak maznal, prečo som mu všetko robie­val po vôl</text:span></text:span><text:span text:style-name="CharStyle4"><text:span text:style-name="T7">i</text:span></text:span><text:span text:style-name="CharStyle4"><text:span text:style-name="T23">... Ach, ach, čoho som sa za to teraz doži</text:span></text:span><text:span text:style-name="CharStyle4"><text:span text:style-name="T7">l</text:span></text:span><text:span text:style-name="CharStyle4"><text:span text:style-name="T23">... Potešenie moje... Sirôtočka! (Omdlie.)</text:span></text:span></text:p>
        <text:p text:style-name="P5"><text:span text:style-name="CharStyle4"><text:span text:style-name="T23"/></text:span></text:p>
        <text:p text:style-name="P5"><text:span text:style-name="CharStyle4"><text:span text:style-name="T23">(Opona.)</text:span></text:span></text:p>
        <text:p text:style-name="P8"><text:span text:style-name="CharStyle4"><text:span text:style-name="T23"/></text:span></text:p>
        <text:p text:style-name="P8"><text:span text:style-name="CharStyle4"><text:span text:style-name="T23"/></text:span></text:p>
        <text:p text:style-name="P8"><text:span text:style-name="CharStyle4"><text:span text:style-name="T23">OBRAZ II.</text:span></text:span></text:p>
        <text:p text:style-name="P5"><text:span text:style-name="CharStyle4"><text:span text:style-name="T23">Trónna sieň.</text:span></text:span></text:p>
        <text:p text:style-name="P5"><text:span text:style-name="CharStyle4"><text:span text:style-name="T23"/></text:span></text:p>
        <text:p text:style-name="P5"><text:span text:style-name="CharStyle4"><text:span text:style-name="T7">Výjav</text:span></text:span><text:span text:style-name="CharStyle4"><text:span text:style-name="T23"> 1.</text:span></text:span></text:p>
        <text:p text:style-name="P11"><text:span text:style-name="CharStyle4"><text:span text:style-name="T23"/></text:span></text:p>
        <text:p text:style-name="P34"><text:soft-page-break/><text:span text:style-name="CharStyle4"><text:span text:style-name="T23">Krá</text:span></text:span><text:span text:style-name="CharStyle4"><text:span text:style-name="T25">ľ</text:span></text:span><text:span text:style-name="CharStyle4"><text:span text:style-name="T23"> </text:span></text:span><text:span text:style-name="CharStyle6"><text:span text:style-name="T7">(sed</text:span></text:span><text:span text:style-name="CharStyle6"><text:span text:style-name="T23">í n</text:span></text:span><text:span text:style-name="CharStyle6"><text:span text:style-name="T7">a</text:span></text:span><text:span text:style-name="CharStyle6"><text:span text:style-name="T23"> tróne </text:span></text:span><text:span text:style-name="CharStyle6"><text:span text:style-name="T7">so</text:span></text:span><text:span text:style-name="CharStyle6"><text:span text:style-name="T23"> svesenou </text:span></text:span><text:span text:style-name="CharStyle6"><text:span text:style-name="T7">hl</text:span></text:span><text:span text:style-name="CharStyle6"><text:span text:style-name="T23">av</text:span></text:span><text:span text:style-name="CharStyle6"><text:span text:style-name="T7">o</text:span></text:span><text:span text:style-name="CharStyle6"><text:span text:style-name="T23">u</text:span></text:span><text:span text:style-name="CharStyle6"><text:span text:style-name="T7">,</text:span></text:span><text:span text:style-name="CharStyle6"><text:span text:style-name="T23"> od žiaľu už taký unavený, že sa pohnúť nevládze a zdá sa, že od únavy zaspal. Dáma sedí v kresle s vyvrá­tenou hlavou, zmučenou plačom, ktorý ju ešte ob</text:span></text:span><text:span text:style-name="CharStyle6"><text:span text:style-name="T7">­</text:span></text:span><text:span text:style-name="CharStyle6"><text:span text:style-name="T23">čas potrhne, hoci má tiež zatvorené oči. Dvorania a dvorné dámy unavené driemu kade-tade. Gaš</text:span></text:span><text:span text:style-name="CharStyle6"><text:span text:style-name="T7">­</text:span></text:span><text:span text:style-name="CharStyle6"><text:span text:style-name="T23">parko je jediný živý, hoci tiež unavený. Sedí so skríženými nohami pod krá</text:span></text:span><text:span text:style-name="CharStyle6"><text:span text:style-name="T7">ľo</text:span></text:span><text:span text:style-name="CharStyle6"><text:span text:style-name="T23">vským trónom.)</text:span></text:span></text:p>
        <text:p text:style-name="P11"><text:span text:style-name="CharStyle4"><text:span text:style-name="T23">Gašparko </text:span></text:span><text:span text:style-name="CharStyle6"><text:span text:style-name="T7">(p</text:span></text:span><text:span text:style-name="CharStyle6"><text:span text:style-name="T23">ozerá po prítomných). No, mŕtvoly! Čo s nimi? Koho čert raz uchytí, ten sa ťažko vracia. Vidíte, deťúrence, ako je to? Hľa, čo narobí neposlušnosť! Keby bola naša princezná po</text:span></text:span><text:span text:style-name="CharStyle4"><text:span text:style-name="T23">riadne vypila kávu, nebola by sa táto vznešená dáma nazlostila a mohlo byť všetko dobre. A takto som už kávy ani ja neužil — ech, ani nepamätám, odkedy! — lebo, viete, u nás sa už ani nevarí, len smúti a celé kráľovstvo je obtiahnuté čiernym súknom. Princi a najšvárnejší parobci prichodili v húfoch; každý z nich sa chválil: ja princeznú</text:span></text:span><text:span text:style-name="CharStyle11"><text:span text:style-name="T23"> </text:span></text:span><text:span text:style-name="CharStyle4"><text:span text:style-name="T23">oslobodím, ak ju dostanem za ženu a s ňou polo­vicu kráľovstva!“ Tento náš pán kráľ princeznú síce sľúbil hneď, ale s tou polovicou kráľovstva trochu odkladal, no napokon si jednako dal pove­dať, lebo lak sa to v poriadnej rozprávke patrí </text:span></text:span><text:span text:style-name="CharStyle4"><text:span text:style-name="T7">— </text:span></text:span><text:span text:style-name="CharStyle4"><text:span text:style-name="T23">lenže veru ešte nik nám princezničku nepriviedol. A ak to takto dlhšie bude trvať, smútkom a hladom sa tu všetci pominieme. Ale by nás veru škoda bolo, — najmä mňa, nemyslíte? Ako by ste sa mohli takto na nás dívať, keby sme tu polomŕtvi sedeli? Iste by vás to omrzelo a šli by ste domov. Preto tu treba čosi podniknúť! Pozrime sa, či ešte žijú. (Okúka ich.) Ale hej, žijú, len ich musím pre­brať... Hm... ale ako? — Tí sú vám od plaču už i hluchí i slepí. Pozrite! (Robí všelijaké parády</text:span></text:span><text:span text:style-name="CharStyle6"><text:span text:style-name="T7">, </text:span></text:span><text:span text:style-name="CharStyle6"><text:span text:style-name="T23">nik sa nehne.) No? nepovedal som? (Skríkne.) Hu!... Hej, pán kráľ!... Horí!</text:span></text:span><text:span text:style-name="CharStyle4"><text:span text:style-name="T7">...</text:span></text:span><text:span text:style-name="CharStyle4"><text:span text:style-name="T23"> Nič! No čo robiť, poraďte mi!... Aha, viete čo? Pošteklím pekne nášho pána kráľa na podošvu... Hi-hihihi! (Ide ku kráľovi, </text:span></text:span><text:soft-page-break/><text:span text:style-name="CharStyle4"><text:span text:style-name="T23">vyzuje mu obuv a po</text:span></text:span><text:span text:style-name="CharStyle6"><text:span text:style-name="T7">š</text:span></text:span><text:span text:style-name="CharStyle6"><text:span text:style-name="T23">teklí ho na päte.)</text:span></text:span></text:p>
        <text:p text:style-name="P11"><text:span text:style-name="CharStyle4"><text:span text:style-name="T23">K</text:span></text:span><text:span text:style-name="CharStyle4"><text:span text:style-name="T7">rá</text:span></text:span><text:span text:style-name="CharStyle4"><text:span text:style-name="T23">ľ (vyskočí). Sto striel hrmených (Spamätá sa a pozrie sa po ostatných.) Ľudia boží, nespite! Princezná je v pekle a vy ako bez duše! Treba čosi robiť! Vstaňte, rozprávajte, robte dačo! Čo sa nehýbete?! Pani vychovávateľka! Pani vychovávateľka! Hej, hore sa!... N</text:span></text:span><text:span text:style-name="CharStyle4"><text:span text:style-name="T7">ič!</text:span></text:span><text:span text:style-name="CharStyle4"><text:span text:style-name="T23"> Ani okom nemihne. Všetci ako mŕtv</text:span></text:span><text:span text:style-name="CharStyle4"><text:span text:style-name="T7">i</text:span></text:span><text:span text:style-name="CharStyle4"><text:span text:style-name="T23">... Ó, ja nešťastný kráľ! Ó, ja potrestaný otec neposlušnej dcéry! (Odchodí s jed</text:span></text:span><text:span text:style-name="CharStyle6"><text:span text:style-name="T23">nou nohou bosou.) Zamknem sa do tridsi</text:span></text:span><text:span text:style-name="CharStyle4"><text:span text:style-name="T7">at</text:span></text:span><text:span text:style-name="CharStyle4"><text:span text:style-name="T23">ej</text:span></text:span><text:span text:style-name="CharStyle4"><text:span text:style-name="T7"> </text:span></text:span><text:span text:style-name="CharStyle4"><text:span text:style-name="T23">tretej komnaty a zahyniem… </text:span></text:span><text:span text:style-name="CharStyle4"><text:span text:style-name="T25">(</text:span></text:span><text:span text:style-name="CharStyle4"><text:span text:style-name="T23">Od</text:span></text:span><text:span text:style-name="CharStyle6"><text:span text:style-name="T7">í</text:span></text:span><text:span text:style-name="CharStyle6"><text:span text:style-name="T23">de.)</text:span></text:span></text:p>
        <text:p text:style-name="P5"><text:span text:style-name="CharStyle4"><text:span text:style-name="T7"/></text:span></text:p>
        <text:p text:style-name="P8"><text:span text:style-name="CharStyle4"><text:span text:style-name="T7"/></text:span></text:p>
        <text:p text:style-name="P8"><text:span text:style-name="CharStyle4"><text:span text:style-name="T7">Výjav</text:span></text:span><text:span text:style-name="CharStyle4"><text:span text:style-name="T23"> 2.</text:span></text:span></text:p>
        <text:p text:style-name="P5"><text:span text:style-name="CharStyle6"><text:span text:style-name="T23">Predošlí bez kráľa.</text:span></text:span></text:p>
        <text:p text:style-name="P11"><text:span text:style-name="CharStyle4"><text:span text:style-name="T23"/></text:span></text:p>
        <text:p text:style-name="P34"><text:span text:style-name="CharStyle4"><text:span text:style-name="T23">Gašpar</text:span></text:span><text:span text:style-name="CharStyle4"><text:span text:style-name="T7">ko</text:span></text:span><text:span text:style-name="CharStyle4"><text:span text:style-name="T23">. Tak vidíte! Zamkne sa do tridsiatejtretej komnaty a zahynie! A ste si všimli, že v tom hroznom žiali ani to nezbadal, že je bosý na jednu nohu? Nevie o sebe! Teraz sa nám už pri­chodí všetkým pozavierať a pomrieť. Ale už sme s dobrou vôľou naozaj na konci. Keď princezny len nebolo a nebolo, chcel som rozveseliť kráľovský dvor. Pozval som sem hudbu — a tu nič, len plač. Pozvali sme kabaret, — plač sa zmenil na ná­rek. Tu som dal pred nimi zahrať — všetky vese­lohry, všetky komédie — tu sa mi ti pustili do náreku. No a keď už ani Slovenské komorné divadlo nevlá­dalo pomôcť, — odkväcol som pod trón a tak ste ma tu našli... Hja, ľahko sa to kráľovi povie: Robte da­čo, robte dačo! Ale čo mám robiť?! A mal by som naozaj, veď rozkaz je rozkaz, a ja som si vždy po­čúval i otca i mamku, nie to ešte kráľa! Čosi teda robiť musím! (Vtom mu sadne mucha na nos, </text:span></text:span><text:span text:style-name="CharStyle4"><text:span text:style-name="T26">ť</text:span></text:span><text:span text:style-name="CharStyle4"><text:span text:style-name="T23">apne sa, mucha odletí.) Aha, </text:span></text:span><text:soft-page-break/><text:span text:style-name="CharStyle4"><text:span text:style-name="T23">mucha! (Ť</text:span></text:span><text:span text:style-name="CharStyle6"><text:span text:style-name="T7">a</text:span></text:span><text:span text:style-name="CharStyle6"><text:span text:style-name="T23">pne sa zas.) Potvora, odletela. Idem ju aspoň chytať. I to je robota a zatiaľ hádam po</text:span></text:span><text:span text:style-name="CharStyle4"><text:span text:style-name="T10">s</text:span></text:span><text:span text:style-name="CharStyle4"><text:span text:style-name="T23">li niečo donesú. (Chy­tanie muchy </text:span></text:span><text:span text:style-name="CharStyle6"><text:span text:style-name="T7">—</text:span></text:span><text:span text:style-name="CharStyle6"><text:span text:style-name="T23"> pantom</text:span></text:span><text:span text:style-name="CharStyle6"><text:span text:style-name="T10">i</text:span></text:span><text:span text:style-name="CharStyle6"><text:span text:style-name="T23">ma.)</text:span></text:span></text:p>
        <text:p text:style-name="P3"><text:span text:style-name="CharStyle11"><text:span text:style-name="T23"/></text:span></text:p>
        <text:p text:style-name="P3"><text:span text:style-name="CharStyle11"><text:span text:style-name="T23"/></text:span></text:p>
        <text:p text:style-name="P5"><text:span text:style-name="CharStyle4"><text:span text:style-name="T7">Výjav</text:span></text:span><text:span text:style-name="CharStyle4"><text:span text:style-name="T23"> 3.</text:span></text:span></text:p>
        <text:p text:style-name="P5"><text:span text:style-name="CharStyle6"><text:span text:style-name="T23">Predošlí</text:span></text:span><text:span text:style-name="CharStyle6"><text:span text:style-name="T7">,</text:span></text:span><text:span text:style-name="CharStyle6"><text:span text:style-name="T23"> posol</text:span></text:span><text:span text:style-name="CharStyle6"><text:span text:style-name="T7">,</text:span></text:span><text:span text:style-name="CharStyle6"><text:span text:style-name="T23"> gajdoš Filúz</text:span></text:span><text:span text:style-name="CharStyle6"><text:span text:style-name="T7">.</text:span></text:span></text:p>
        <text:p text:style-name="P11"><text:span text:style-name="CharStyle4"><text:span text:style-name="T23"/></text:span></text:p>
        <text:p text:style-name="P34"><text:span text:style-name="CharStyle4"><text:span text:style-name="T23">P</text:span></text:span><text:span text:style-name="CharStyle4"><text:span text:style-name="T7">oso</text:span></text:span><text:span text:style-name="CharStyle4"><text:span text:style-name="T23">l (vedie Filúza). Tu tento človek prišiel do nášho kráľovského mesta odkiaľsi z Oravy a v hostinci sa vystatoval, že svojimi gajdami rozveselí a roztancuje i takého, </text:span></text:span><text:span text:style-name="CharStyle4"><text:span text:style-name="T26">č</text:span></text:span><text:span text:style-name="CharStyle4"><text:span text:style-name="T23">o by na smrteľnej posteli ležal. </text:span></text:span><text:span text:style-name="CharStyle4"><text:span text:style-name="T7">A</text:span></text:span><text:span text:style-name="CharStyle4"><text:span text:style-name="T23"> tak som ho zajal, nech reku aj ukáže, čo vie.</text:span></text:span></text:p>
        <text:p text:style-name="P11"><text:span text:style-name="CharStyle4"><text:span text:style-name="T7">Filúz</text:span></text:span><text:span text:style-name="CharStyle4"><text:span text:style-name="T23">. Hja, veru je tak. Keď som ja na salaši zahúdol na gajdách, pustil sa do tanca i medveď, čo prišiel po ovcu. (Zobzerá sa.) A títo, čo tu ležia ako klady?</text:span></text:span></text:p>
        <text:p text:style-name="P11"><text:span text:style-name="CharStyle4"><text:span text:style-name="T23">Gašpar</text:span></text:span><text:span text:style-name="CharStyle4"><text:span text:style-name="T7">ko</text:span></text:span><text:span text:style-name="CharStyle4"><text:span text:style-name="T23">. Nuž, čert nám uchytil princeznú, lebo bola nepočúvna, preto máme smútok.</text:span></text:span></text:p>
        <text:p text:style-name="P11"><text:span text:style-name="CharStyle4"><text:span text:style-name="T23">Fi</text:span></text:span><text:span text:style-name="CharStyle4"><text:span text:style-name="T26">l</text:span></text:span><text:span text:style-name="CharStyle4"><text:span text:style-name="T23">úz. A na kýho takto smútiť pre nepočúvnu dievku? A čo zlého urobila?</text:span></text:span></text:p>
        <text:p text:style-name="P11"><text:span text:style-name="CharStyle4"><text:span text:style-name="T23">Gašpar</text:span></text:span><text:span text:style-name="CharStyle4"><text:span text:style-name="T7">ko</text:span></text:span><text:span text:style-name="CharStyle4"><text:span text:style-name="T23">. Najprv maškrtila v komore, po­tom klamala a napokon nechcela piť kávu.</text:span></text:span></text:p>
        <text:p text:style-name="P11"><text:span text:style-name="CharStyle4"><text:span text:style-name="T7">Filúz</text:span></text:span><text:span text:style-name="CharStyle4"><text:span text:style-name="T23">. Nechcela piť kávu? Jest mi toho! Mali ste ju len poslať k nám na salaš. Keby sa tak vy­behala celý deň po grúňoch, vďačne by sa napila i psiarky.</text:span></text:span></text:p>
        <text:p text:style-name="P11"><text:span text:style-name="CharStyle4"><text:span text:style-name="T23">Gašpar</text:span></text:span><text:span text:style-name="CharStyle4"><text:span text:style-name="T7">ko</text:span></text:span><text:span text:style-name="CharStyle4"><text:span text:style-name="T23">. Večná škoda, že nám to nik ne­poradil. Ale teraz už len spusť na tých gajdenciach, nech sa títo preberú. No, oprobuj! Uvidíme. Ale hovorím ti, že tu už boli onakvejší muzikanti.</text:span></text:span></text:p>
        <text:p text:style-name="P11"><text:soft-page-break/><text:span text:style-name="CharStyle4"><text:span text:style-name="T7">Filúz</text:span></text:span><text:span text:style-name="CharStyle4"><text:span text:style-name="T23">. Muzikanti možno, ale gajdoš iste nie, a tobôž mladý Filúz nie! (Tajomne sa prihovára gajdám):</text:span></text:span></text:p>
        <text:p text:style-name="P40"><text:span text:style-name="CharStyle4"><text:span text:style-name="T23">Gajdujte, gajdičky</text:span></text:span></text:p>
        <text:p text:style-name="P44"><text:span text:style-name="CharStyle4"><text:span text:style-name="T23">zo sivej kozičky,</text:span></text:span></text:p>
        <text:p text:style-name="P44"><text:span text:style-name="CharStyle4"><text:span text:style-name="T23">čo sa utopila,</text:span></text:span></text:p>
        <text:p text:style-name="P44"><text:span text:style-name="CharStyle4"><text:span text:style-name="T23">keď vodičku pila.</text:span></text:span></text:p>
        <text:p text:style-name="P5"><text:span text:style-name="CharStyle4"><text:span text:style-name="T23">A teraz pozor!</text:span></text:span></text:p>
        <text:p text:style-name="P5"><text:span text:style-name="CharStyle6"><text:span text:style-name="T23">(Hrá. Dáma a dvoranstvo sa pomaly preberá, sta­via na nohy, pomykáva, podupkáva, a</text:span></text:span><text:span text:style-name="CharStyle6"><text:span text:style-name="T7">ž</text:span></text:span><text:span text:style-name="CharStyle6"><text:span text:style-name="T23"> sa nako­niec i roztancuje. </text:span></text:span><text:span text:style-name="CharStyle6"><text:span text:style-name="T7">Ne</text:span></text:span><text:span text:style-name="CharStyle6"><text:span text:style-name="T23">odolá ani Gašparko a vytancúva v popredí veselé figúrky. Ostatní sa pochy­tajú a začnú i u</text:span></text:span><text:span text:style-name="CharStyle6"><text:span text:style-name="T7">j</text:span></text:span><text:span text:style-name="CharStyle6"><text:span text:style-name="T23">úkat a výska</text:span></text:span><text:span text:style-name="CharStyle6"><text:span text:style-name="T7">ť</text:span></text:span><text:span text:style-name="CharStyle6"><text:span text:style-name="T23">.)</text:span></text:span></text:p>
        <text:p text:style-name="P5"><text:span text:style-name="CharStyle4"><text:span text:style-name="T31"/></text:span></text:p>
        <text:p text:style-name="P8"><text:span text:style-name="CharStyle4"><text:span text:style-name="T31"/></text:span></text:p>
        <text:p text:style-name="P8"><text:span text:style-name="CharStyle4"><text:span text:style-name="T7">Výjav</text:span></text:span><text:span text:style-name="CharStyle4"><text:span text:style-name="T23"> 4.</text:span></text:span></text:p>
        <text:p text:style-name="P5"><text:span text:style-name="CharStyle6"><text:span text:style-name="T23">Predošl</text:span></text:span><text:span text:style-name="CharStyle6"><text:span text:style-name="T26">í</text:span></text:span><text:span text:style-name="CharStyle6"><text:span text:style-name="T23">, krá</text:span></text:span><text:span text:style-name="CharStyle6"><text:span text:style-name="T7">ľ</text:span></text:span><text:span text:style-name="CharStyle6"><text:span text:style-name="T23">.</text:span></text:span></text:p>
        <text:p text:style-name="P11"><text:span text:style-name="CharStyle4"><text:span text:style-name="T7"/></text:span></text:p>
        <text:p text:style-name="P34"><text:span text:style-name="CharStyle4"><text:span text:style-name="T7">Kráľ</text:span></text:span><text:span text:style-name="CharStyle4"><text:span text:style-name="T23"> </text:span></text:span><text:span text:style-name="CharStyle6"><text:span text:style-name="T7">(p</text:span></text:span><text:span text:style-name="CharStyle6"><text:span text:style-name="T23">ribehne s krikom.) Čo tuná stvárate, že ste ma až z tridsiatej tretej komnaty vy</text:span></text:span><text:span text:style-name="CharStyle4"><text:span text:style-name="T23">durili? (Chví</text:span></text:span><text:span text:style-name="CharStyle6"><text:span text:style-name="T7">ľ</text:span></text:span><text:span text:style-name="CharStyle6"><text:span text:style-name="T23">u sa díva, potom ho začne rozbera</text:span></text:span><text:span text:style-name="CharStyle6"><text:span text:style-name="T10">ť</text:span></text:span><text:span text:style-name="CharStyle6"><text:span text:style-name="T23">, pre­tancuje do popredia</text:span></text:span><text:span text:style-name="CharStyle6"><text:span text:style-name="T7">,</text:span></text:span><text:span text:style-name="CharStyle6"><text:span text:style-name="T23"> zadíva sa sebe na nohy v tanci.) Čo sa to deje s mojimi nohami. Tí, a kdeže je m</text:span></text:span><text:span text:style-name="CharStyle4"><text:span text:style-name="T7">i</text:span></text:span><text:span text:style-name="CharStyle4"><text:span text:style-name="T23">... kdeže je m</text:span></text:span><text:span text:style-name="CharStyle4"><text:span text:style-name="T7">i</text:span></text:span><text:span text:style-name="CharStyle4"><text:span text:style-name="T23">... topánka? Gaš­parko! (Ukazuje mu na vyzutú nohu. Gašparko tancujúci zájde do kúta, vytiahne topánku a obúva ju kráľovi. Potom tancujú spolu.)</text:span></text:span></text:p>
        <text:p text:style-name="P11"><text:span text:style-name="CharStyle4"><text:span text:style-name="T23">Gašpar</text:span></text:span><text:span text:style-name="CharStyle4"><text:span text:style-name="T7">ko</text:span></text:span><text:span text:style-name="CharStyle4"><text:span text:style-name="T23">. Dosť, Filúz, nehraj! Pán kráľ je už veselý! (Filúz prestane.)</text:span></text:span></text:p>
        <text:p text:style-name="P11"><text:span text:style-name="CharStyle4"><text:span text:style-name="T7">Kráľ</text:span></text:span><text:span text:style-name="CharStyle4"><text:span text:style-name="T23">. Kto si, dobrý človeče?</text:span></text:span></text:p>
        <text:p text:style-name="P11"><text:span text:style-name="CharStyle4"><text:span text:style-name="T23">Fi</text:span></text:span><text:span text:style-name="CharStyle4"><text:span text:style-name="T26">l</text:span></text:span><text:span text:style-name="CharStyle4"><text:span text:style-name="T23">úz. Gajdoš Filúz z Mrhanova, prosím</text:span></text:span><text:span text:style-name="CharStyle4"><text:span text:style-name="T7">,</text:span></text:span><text:span text:style-name="CharStyle4"><text:span text:style-name="T23"> po­níž</text:span></text:span><text:span text:style-name="CharStyle4"><text:span text:style-name="T26">en</text:span></text:span><text:span text:style-name="CharStyle4"><text:span text:style-name="T23">e..</text:span></text:span><text:span text:style-name="CharStyle4"><text:span text:style-name="T7">.</text:span></text:span></text:p>
        <text:p text:style-name="P11"><text:soft-page-break/><text:span text:style-name="CharStyle4"><text:span text:style-name="T7">Kráľ</text:span></text:span><text:span text:style-name="CharStyle4"><text:span text:style-name="T23">. Vieš, máme hlbokánsky smútok, ale ty si taký chlap, že by si aj čertov v pekle roztancoval.</text:span></text:span></text:p>
        <text:p text:style-name="P11"><text:span text:style-name="CharStyle4"><text:span text:style-name="T23">Gašparko </text:span></text:span><text:span text:style-name="CharStyle6"><text:span text:style-name="T7">(udrie</text:span></text:span><text:span text:style-name="CharStyle6"><text:span text:style-name="T23"> </text:span></text:span><text:span text:style-name="CharStyle6"><text:span text:style-name="T7">sa</text:span></text:span><text:span text:style-name="CharStyle6"><text:span text:style-name="T23"> </text:span></text:span><text:span text:style-name="CharStyle6"><text:span text:style-name="T7">p</text:span></text:span><text:span text:style-name="CharStyle6"><text:span text:style-name="T23">o </text:span></text:span><text:span text:style-name="CharStyle6"><text:span text:style-name="T7">č</text:span></text:span><text:span text:style-name="CharStyle6"><text:span text:style-name="T23">e</text:span></text:span><text:span text:style-name="CharStyle6"><text:span text:style-name="T7">le.)</text:span></text:span><text:span text:style-name="CharStyle4"><text:span text:style-name="T23"> Á! Pán kráľ, pán kráľ! Čo mne vám prišlo práve na um! Hú! Až ma tak po hlave ovalilo.</text:span></text:span></text:p>
        <text:p text:style-name="P11"><text:span text:style-name="CharStyle4"><text:span text:style-name="T7">Krá</text:span></text:span><text:span text:style-name="CharStyle4"><text:span text:style-name="T23">ľ. Čo je, chytro vrav!</text:span></text:span></text:p>
        <text:p text:style-name="P11"><text:span text:style-name="CharStyle4"><text:span text:style-name="T23">Gašpar</text:span></text:span><text:span text:style-name="CharStyle4"><text:span text:style-name="T7">ko</text:span></text:span><text:span text:style-name="CharStyle4"><text:span text:style-name="T23">. Keď nám to čertisko bralo prin­ceznú, zarevalo, že nik ju z pekla nevyslobodí, pokým všetci čerti nebudú tam tancovať. Tento Gajdoš Filúz by ich roztancoval.</text:span></text:span></text:p>
        <text:p text:style-name="P11"><text:span text:style-name="CharStyle4"><text:span text:style-name="T23">Fi</text:span></text:span><text:span text:style-name="CharStyle4"><text:span text:style-name="T26">l</text:span></text:span><text:span text:style-name="CharStyle4"><text:span text:style-name="T23">úz. A to veru he</text:span></text:span><text:span text:style-name="CharStyle4"><text:span text:style-name="T7">j</text:span></text:span><text:span text:style-name="CharStyle4"><text:span text:style-name="T23">! Pri mojich gajdách rozvirgá sa i najväčší mosúr.</text:span></text:span></text:p>
        <text:p text:style-name="P11"><text:span text:style-name="CharStyle4"><text:span text:style-name="T23">Gašpar</text:span></text:span><text:span text:style-name="CharStyle4"><text:span text:style-name="T7">ko</text:span></text:span><text:span text:style-name="CharStyle4"><text:span text:style-name="T23">. Veď tam vraj takého i majú... akéhosi Mefistofelesela — hej, detičky, tak sa volal? Ten vraj za nič ani nohou nepohne.</text:span></text:span></text:p>
        <text:p text:style-name="P11"><text:span text:style-name="CharStyle4"><text:span text:style-name="T7">Filúz</text:span></text:span><text:span text:style-name="CharStyle4"><text:span text:style-name="T23">. Ej, a b</text:span></text:span><text:span text:style-name="CharStyle4"><text:span text:style-name="T7">ys</text:span></text:span><text:span text:style-name="CharStyle4"><text:span text:style-name="T23">ťu, pohne!</text:span></text:span></text:p>
        <text:p text:style-name="P11"><text:span text:style-name="CharStyle4"><text:span text:style-name="T7">Kráľ</text:span></text:span><text:span text:style-name="CharStyle4"><text:span text:style-name="T23">. Je to, Gašparko, veľmi pekná vec, len ako nájsť cestu do pekla?</text:span></text:span></text:p>
        <text:p text:style-name="P11"><text:span text:style-name="CharStyle4"><text:span text:style-name="T23">Gašpar</text:span></text:span><text:span text:style-name="CharStyle4"><text:span text:style-name="T7">ko</text:span></text:span><text:span text:style-name="CharStyle4"><text:span text:style-name="T23">. Počuj, Filúz, trafil by si nejako?</text:span></text:span></text:p>
        <text:p text:style-name="P11"><text:span text:style-name="CharStyle4"><text:span text:style-name="T7">Filúz</text:span></text:span><text:span text:style-name="CharStyle4"><text:span text:style-name="T23">. S božou pomocou by som hádam i tra­fil. Pustím sa rovno za nosom, ale potreboval by som spoločníka, ktorý by mi gajdy zavaroval, po­kým by som si vše pospal. Lebo stratiť gajdy, bolo by všetko </text:span></text:span><text:span text:style-name="CharStyle4"><text:span text:style-name="T7">fu</text:span></text:span><text:span text:style-name="CharStyle4"><text:span text:style-name="T10">č</text:span></text:span><text:span text:style-name="CharStyle4"><text:span text:style-name="T23">!</text:span></text:span></text:p>
        <text:p text:style-name="P11"><text:span text:style-name="CharStyle4"><text:span text:style-name="T23">Gašpar</text:span></text:span><text:span text:style-name="CharStyle4"><text:span text:style-name="T7">ko</text:span></text:span><text:span text:style-name="CharStyle4"><text:span text:style-name="T23">. Keď je tak, nuž idem ja. Beztak mi je bez princeznej na kráľovskom zámku iba veľmi smutno.</text:span></text:span></text:p>
        <text:p text:style-name="P11"><text:span text:style-name="CharStyle4"><text:span text:style-name="T23">K</text:span></text:span><text:span text:style-name="CharStyle4"><text:span text:style-name="T7">rá</text:span></text:span><text:span text:style-name="CharStyle4"><text:span text:style-name="T23">ľ. Choď, Gašparko, a choď i ty, Filúz! </text:span></text:span><text:span text:style-name="CharStyle4"><text:span text:style-name="T10">Vy</text:span></text:span><text:span text:style-name="CharStyle4"><text:span text:style-name="T23">strojte sa obidvaja v mene božom. A ak sa ti, švárny Gajdoš, podarí princezn</text:span></text:span><text:span text:style-name="CharStyle4"><text:span text:style-name="T7">ú</text:span></text:span><text:span text:style-name="CharStyle4"><text:span text:style-name="T23"> </text:span></text:span><text:span text:style-name="CharStyle4"><text:span text:style-name="T26">v</text:span></text:span><text:span text:style-name="CharStyle4"><text:span text:style-name="T23">yslobodiť, pri­jmem ťa za vlastného syna a sľubujem ti jej ruku i pol svojej ríše. Ale ani na teba, Gašparko, po­tom nezabudnem, keď sa tak náramne rád nadá­jaš kávou, dostane sa ti jej toľko, že ti bude dosť na </text:span></text:span><text:soft-page-break/><text:span text:style-name="CharStyle4"><text:span text:style-name="T23">celý život. Idúcky sa zastavte u kuchynského gazdu a ten vám obom dá na cestu maškŕt od vý­myslu sveta.</text:span></text:span></text:p>
        <text:p text:style-name="P11"><text:span text:style-name="CharStyle4"><text:span text:style-name="T7">Filúz</text:span></text:span><text:span text:style-name="CharStyle4"><text:span text:style-name="T23">. Ech, to je len pre baby. Pre pravého slovenského junáka je najlepší chlieb, oštiepky, klobása, slanina! Vodu si už cestou nájdem! Tak, Gašparko, hybaj do komory, veď sa my už vy­strojíme!</text:span></text:span></text:p>
        <text:p text:style-name="P55"><text:span text:style-name="CharStyle4"><text:span text:style-name="T7">Všetc</text:span></text:span><text:span text:style-name="CharStyle4"><text:span text:style-name="T23">i. Nech žije Filúz! Nech žije Gašparko!</text:span></text:span></text:p>
        <text:p text:style-name="P49"><text:span text:style-name="CharStyle4"><text:span text:style-name="T7">Obaja</text:span></text:span><text:span text:style-name="CharStyle4"><text:span text:style-name="T23">. Do videnia.</text:span></text:span></text:p>
        <text:p text:style-name="P5"><text:span text:style-name="CharStyle4"><text:span text:style-name="T23">(Opona.)</text:span></text:span></text:p>
        <text:p text:style-name="P4"><text:span text:style-name="CharStyle11"><text:span text:style-name="T23"/></text:span></text:p>
        <text:p text:style-name="P5"><text:span text:style-name="CharStyle4"><text:span text:style-name="T23">OBRAZ III</text:span></text:span><text:span text:style-name="CharStyle4"><text:span text:style-name="T7">.</text:span></text:span></text:p>
        <text:p text:style-name="P5"><text:span text:style-name="CharStyle4"><text:span text:style-name="T7">H</text:span></text:span><text:span text:style-name="CharStyle4"><text:span text:style-name="T23">ora.</text:span></text:span></text:p>
        <text:p text:style-name="P5"><text:span text:style-name="CharStyle4"><text:span text:style-name="T7"/></text:span></text:p>
        <text:p text:style-name="P8"><text:span text:style-name="CharStyle4"><text:span text:style-name="T7">Výjav</text:span></text:span><text:span text:style-name="CharStyle4"><text:span text:style-name="T23"> 1.</text:span></text:span></text:p>
        <text:p text:style-name="P5"><text:span text:style-name="CharStyle6"><text:span text:style-name="T23"/></text:span></text:p>
        <text:p text:style-name="P8"><text:span text:style-name="CharStyle6"><text:span text:style-name="T23">Fil</text:span></text:span><text:span text:style-name="CharStyle6"><text:span text:style-name="T7">ú</text:span></text:span><text:span text:style-name="CharStyle6"><text:span text:style-name="T23">z spí, Gašparko stráži gajdy.</text:span></text:span></text:p>
        <text:p text:style-name="P11"><text:span text:style-name="CharStyle4"><text:span text:style-name="T23">Gašpar</text:span></text:span><text:span text:style-name="CharStyle4"><text:span text:style-name="T7">ko</text:span></text:span><text:span text:style-name="CharStyle4"><text:span text:style-name="T23">. Toľko sme sa už naputovali, že som vypil všetku kávu a pojedol všetky buchty. A hen Filúz má v kabeli iba takéto koliesko oštiepka, klobásky len ako palec, slaniny malinkú škvarôčku a kúsoček uschnutého chleba. A do pekla nie a nie sa dostať! A už sme hádam i v sedemdesiatejsiedmej krajine. Prešli sme už sklené more, drevenú skalu, videli sme, ako sa voda sy­pala a piesok sa lial, ponavštevovali sme už Ru­žovú Aničku, troch zhavranelých bratov, Myšaciu bundičku, Popelvára i Lomidreva, všetci sú už dávno-predávno kráľmi i krásnymi kráľovnami, ešte i ten hlúpy Jano dostal princeznú, len my sa tak nemilobohu potĺkam</text:span></text:span><text:span text:style-name="CharStyle4"><text:span text:style-name="T7">e</text:span></text:span><text:span text:style-name="CharStyle4"><text:span text:style-name="T23">... Ale jedna planá </text:span></text:span><text:soft-page-break/><text:span text:style-name="CharStyle4"><text:span text:style-name="T23">ježibaba, viete, tá, čo býva v medovníkovom dom­čeku a čo chcela vykŕmiť a zjesť Aničku a Ja­níčka, tá nám poradila, že sa vraj poľahky do pekla dostaneme, len aby sme voľačo ukradli, niekomu dom zapálili, cigánili, až by sa nám nos kri­vil, starším ľuďom sa posmievali, mrzko vykriko­vali — a ešte všelijaké mrcha veci robil</text:span></text:span><text:span text:style-name="CharStyle4"><text:span text:style-name="T7">i</text:span></text:span><text:span text:style-name="CharStyle4"><text:span text:style-name="T23">... eh, ani spomínať to nejdem, lebo pred deťmi sa o tom ani hovoriť nemá. — Ale my sme si s Filúzom povedali: Pozor! Pozor</text:span></text:span><text:span text:style-name="CharStyle4"><text:span text:style-name="T7">!</text:span></text:span><text:span text:style-name="CharStyle4"><text:span text:style-name="T23"> Keby sme tú strigu počúvli, čerti by nás chytro odvliekli do pekla, to je pravda, ale potom by mali na nás i právo a my by sme tam museli navždy ostať — a kto by potom princezničku vyslobodil! No? Povedzte, ak viete! My sa chceme dostať do pekla, ale statočným spô­sobom!... (Okolo Gašparka poletuje motýľ.) Ľaľ</text:span></text:span><text:span text:style-name="CharStyle4"><text:span text:style-name="T7">a</text:span></text:span><text:span text:style-name="CharStyle4"><text:span text:style-name="T23">, deti, dívajte sa, aký utešený motýľ! (Začne naháňať motýľa, ktorý mu ujde so scény.) De­tičky, ja by som si tak rád chytiť toho motýľa! Pekne vás prosím, dajte mi na gajdy pozor, kým sa vrátim. Aha, veď len tamto, na pár krokov sedí na kríčku. Bude to za amen. (Odbehne chy­tať motýľa.)</text:span></text:span></text:p>
        <text:p text:style-name="P5"><text:span text:style-name="CharStyle4"><text:span text:style-name="T7"/></text:span></text:p>
        <text:p text:style-name="P8"><text:span text:style-name="CharStyle4"><text:span text:style-name="T7"/></text:span></text:p>
        <text:p text:style-name="P8"><text:span text:style-name="CharStyle4"><text:span text:style-name="T7">Výjav</text:span></text:span><text:span text:style-name="CharStyle4"><text:span text:style-name="T23"> 2.</text:span></text:span></text:p>
        <text:p text:style-name="P5"><text:span text:style-name="CharStyle6"><text:span text:style-name="T7">Fi</text:span></text:span><text:span text:style-name="CharStyle6"><text:span text:style-name="T23">lúz spí, dvaja zlodeji.</text:span></text:span></text:p>
        <text:p text:style-name="P11"><text:span text:style-name="CharStyle4"><text:span text:style-name="T23"/></text:span></text:p>
        <text:p text:style-name="P34"><text:span text:style-name="CharStyle4"><text:span text:style-name="T23">Dv</text:span></text:span><text:span text:style-name="CharStyle4"><text:span text:style-name="T7">aja</text:span></text:span><text:span text:style-name="CharStyle4"><text:span text:style-name="T23"> zlod</text:span></text:span><text:span text:style-name="CharStyle4"><text:span text:style-name="T7">eji</text:span></text:span><text:span text:style-name="CharStyle4"><text:span text:style-name="T23"> (</text:span></text:span><text:span text:style-name="CharStyle6"><text:span text:style-name="T7">p</text:span></text:span><text:span text:style-name="CharStyle6"><text:span text:style-name="T23">ritiahnu sa pomaly a ostražito, obzerajú </text:span></text:span><text:span text:style-name="CharStyle6"><text:span text:style-name="T7">Fi</text:span></text:span><text:span text:style-name="CharStyle6"><text:span text:style-name="T23">lúza</text:span></text:span><text:span text:style-name="CharStyle6"><text:span text:style-name="T7">,</text:span></text:span><text:span text:style-name="CharStyle6"><text:span text:style-name="T23"> ktorý sa zo sna pohne alebo zamrnká, vtedy sa zľaknú, potom zasa pre­zerajú si nesmelo gajdy</text:span></text:span><text:span text:style-name="CharStyle6"><text:span text:style-name="T7">,</text:span></text:span><text:span text:style-name="CharStyle6"><text:span text:style-name="T23"> nevedia, čo je to, napo­kon sa im gajdy zdajú čímsi veľmi vzácnym a vý­znamným, rozhodnú sa ich ukradnúť a odnášajú</text:span></text:span><text:span text:style-name="CharStyle11"><text:span text:style-name="T23"> </text:span></text:span><text:span text:style-name="CharStyle6"><text:span text:style-name="T23">ich</text:span></text:span><text:span text:style-name="CharStyle6"><text:span text:style-name="T7">.</text:span></text:span><text:span text:style-name="CharStyle6"><text:span text:style-name="T23"> Celá scéna je tanečnou pantom</text:span></text:span><text:span text:style-name="CharStyle6"><text:span text:style-name="T27">i</text:span></text:span><text:span text:style-name="CharStyle6"><text:span text:style-name="T23">mou. Ke</text:span></text:span><text:span text:style-name="CharStyle6"><text:span text:style-name="T7">ď</text:span></text:span><text:span text:style-name="CharStyle6"><text:span text:style-name="T23"> sa tajomne ťahajú s gajdami preč, zjaví sa čert, schmatne ich i s gajdami a odvlečie </text:span></text:span><text:soft-page-break/><text:span text:style-name="CharStyle6"><text:span text:style-name="T23">do pekla. Chvíľku je ticho.)</text:span></text:span></text:p>
        <text:p text:style-name="P5"><text:span text:style-name="CharStyle4"><text:span text:style-name="T7"/></text:span></text:p>
        <text:p text:style-name="P8"><text:span text:style-name="CharStyle4"><text:span text:style-name="T7"/></text:span></text:p>
        <text:p text:style-name="P8"><text:span text:style-name="CharStyle4"><text:span text:style-name="T7">Výjav</text:span></text:span><text:span text:style-name="CharStyle4"><text:span text:style-name="T23"> 3</text:span></text:span><text:span text:style-name="CharStyle4"><text:span text:style-name="T7">.</text:span></text:span></text:p>
        <text:p text:style-name="P5"><text:span text:style-name="CharStyle6"><text:span text:style-name="T23">Filúz, Gašparko.</text:span></text:span></text:p>
        <text:p text:style-name="P11"><text:span text:style-name="CharStyle4"><text:span text:style-name="T23"/></text:span></text:p>
        <text:p text:style-name="P34"><text:span text:style-name="CharStyle4"><text:span text:style-name="T23">Gašparko (sa vracia ako by nič</text:span></text:span><text:span text:style-name="CharStyle6"><text:span text:style-name="T7">,</text:span></text:span><text:span text:style-name="CharStyle6"><text:span text:style-name="T23"> nesie v ruke krásneho motýľa</text:span></text:span><text:span text:style-name="CharStyle6"><text:span text:style-name="T7">,</text:span></text:span><text:span text:style-name="CharStyle6"><text:span text:style-name="T23"> ktorý môže by</text:span></text:span><text:span text:style-name="CharStyle6"><text:span text:style-name="T27">ť</text:span></text:span><text:span text:style-name="CharStyle6"><text:span text:style-name="T23"> obrov­ský)</text:span></text:span><text:span text:style-name="CharStyle6"><text:span text:style-name="T7">.</text:span></text:span><text:span text:style-name="CharStyle4"><text:span text:style-name="T23"> Ach, ten vám má kriela! Aha, pozrite sa ! Ale mi aj dal roboty, kým som ho zajal. Vezmem ho so sebou a donesiem princeznej. Ach, tá bude rada! Takéto motýle rastú len v sedemdesiatejsiedmej krajine... Ale čo vám je? Čo</text:span></text:span><text:span text:style-name="CharStyle4"><text:span text:style-name="T7"> </text:span></text:span><text:span text:style-name="CharStyle4"><text:span text:style-name="T23">ste také podivné? Dúfam, že ste dobre gajdy strážily! (Obzerá sa.) Jaj, preboha, kde sú gajdy? Deti, ako ste to dávaly pozor? Tak som vás peknúčko prosil! </text:span></text:span><text:span text:style-name="CharStyle4"><text:span text:style-name="T7">K</text:span></text:span><text:span text:style-name="CharStyle4"><text:span text:style-name="T23">de sú gajdy? Čo? Ktože ich vzal? Zlodeji? Čert? Teda kto vlastne? Zlodeji, </text:span></text:span><text:span text:style-name="CharStyle4"><text:span text:style-name="T27">č</text:span></text:span><text:span text:style-name="CharStyle4"><text:span text:style-name="T23">i čert? Vidíte, vidíte, akí ste vy </text:span></text:span><text:span text:style-name="CharStyle4"><text:span text:style-name="T7">st</text:span></text:span><text:span text:style-name="CharStyle4"><text:span text:style-name="T23">rážci. Ja sa len na chvíľočku vzdialim a vám uchytia gajdy pred nosom a ani len neviete, kto ich sobral, či zlodej, alebo čert! (Plače a vykladá.)</text:span></text:span></text:p>
        <text:p text:style-name="P41"><text:span text:style-name="CharStyle4"><text:span text:style-name="T23">Gajdu</text:span></text:span><text:span text:style-name="CharStyle4"><text:span text:style-name="T7">l</text:span></text:span><text:span text:style-name="CharStyle4"><text:span text:style-name="T23">ienky, gajdy, kde vás hľadať teraz?</text:span></text:span></text:p>
        <text:p text:style-name="P45"><text:span text:style-name="CharStyle4"><text:span text:style-name="T23">Ach, už naša panna stratená je pre nás!</text:span></text:span></text:p>
        <text:p text:style-name="P45"><text:span text:style-name="CharStyle4"><text:span text:style-name="T23">Gajdulienky, gajdy, radosť naša svetlá,</text:span></text:span></text:p>
        <text:p text:style-name="P45"><text:span text:style-name="CharStyle4"><text:span text:style-name="T23">musíme za vami, i keď na dno pekla.</text:span></text:span></text:p>
        <text:p text:style-name="P5"><text:span text:style-name="CharStyle6"><text:span text:style-name="T23">(Drme Filúza.) Filúzko môj, Filúz, nože vstávaj, gajdence sú preč!</text:span></text:span></text:p>
        <text:p text:style-name="P11"><text:span text:style-name="CharStyle4"><text:span text:style-name="T23">Fi</text:span></text:span><text:span text:style-name="CharStyle4"><text:span text:style-name="T27">l</text:span></text:span><text:span text:style-name="CharStyle4"><text:span text:style-name="T23">úz (sa zobudí). Čo žvandreš, Gašparko, veď som ešte skoro ani nezaspal. (Zíva.)</text:span></text:span></text:p>
        <text:p text:style-name="P11"><text:span text:style-name="CharStyle4"><text:span text:style-name="T7">Gašparko</text:span></text:span><text:span text:style-name="CharStyle4"><text:span text:style-name="T23">. Gajdy sú fuč!</text:span></text:span></text:p>
        <text:p text:style-name="P11"><text:soft-page-break/><text:span text:style-name="CharStyle4"><text:span text:style-name="T23">Fi</text:span></text:span><text:span text:style-name="CharStyle4"><text:span text:style-name="T27">l</text:span></text:span><text:span text:style-name="CharStyle4"><text:span text:style-name="T23">úz. Čože? (</text:span></text:span><text:span text:style-name="CharStyle6"><text:span text:style-name="T7">Tr</text:span></text:span><text:span text:style-name="CharStyle6"><text:span text:style-name="T23">asie ho.) Ešte raz to povedz! </text:span></text:span><text:span text:style-name="CharStyle6"><text:span text:style-name="T7">(G</text:span></text:span><text:span text:style-name="CharStyle6"><text:span text:style-name="T23">ašparko posunkom prisvedčí.) No, si mi ty za strážcu! Keď si ty spal, ja som si aj oči vodou fŕkal, a ty si tu za bieleho dna drichneš a gajdy ti pred nosom ukradnú. Taká hanba!</text:span></text:span></text:p>
        <text:p text:style-name="P56"><text:span text:style-name="CharStyle4"><text:span text:style-name="T23">Gašpar</text:span></text:span><text:span text:style-name="CharStyle4"><text:span text:style-name="T7">ko</text:span></text:span><text:span text:style-name="CharStyle4"><text:span text:style-name="T23">. Ale veď ja som naozaj nespal.</text:span></text:span></text:p>
        <text:p text:style-name="P50"><text:span text:style-name="CharStyle4"><text:span text:style-name="T7">Filúz</text:span></text:span><text:span text:style-name="CharStyle4"><text:span text:style-name="T23">. A keď si nespal, tak kde sú gajdy?</text:span></text:span></text:p>
        <text:p text:style-name="P50"><text:span text:style-name="CharStyle4"><text:span text:style-name="T23">Gašpar</text:span></text:span><text:span text:style-name="CharStyle4"><text:span text:style-name="T7">ko</text:span></text:span><text:span text:style-name="CharStyle4"><text:span text:style-name="T23">. Ja som vtedy chytal motýľa!…</text:span></text:span></text:p>
        <text:p text:style-name="P50"><text:span text:style-name="CharStyle4"><text:span text:style-name="T7">Fil</text:span></text:span><text:span text:style-name="CharStyle4"><text:span text:style-name="T23">úz (nahnevaný). Aha, motýľa! Dám ti ja motýľa! (Naháňa ho.) Ej, keby som mal nejaký dobrý papek, ale by ťa vyzváral! Moje gajdy! Teraz si pre mňa choď, kde chceš, a princeznú si vyslo­bodzuj sám!</text:span></text:span></text:p>
        <text:p text:style-name="P11"><text:span text:style-name="CharStyle4"><text:span text:style-name="T23">Gašpar</text:span></text:span><text:span text:style-name="CharStyle4"><text:span text:style-name="T7">ko</text:span></text:span><text:span text:style-name="CharStyle4"><text:span text:style-name="T23">. Filúz, zlatý Filúz! Ten motýľ bol taký krásny!</text:span></text:span></text:p>
        <text:p text:style-name="P11"><text:span text:style-name="CharStyle4"><text:span text:style-name="T7">Filúz</text:span></text:span><text:span text:style-name="CharStyle4"><text:span text:style-name="T23">. Nech si bol, aký chcel, no ty si mal gajdy strážiť!</text:span></text:span></text:p>
        <text:p text:style-name="P11"><text:span text:style-name="CharStyle4"><text:span text:style-name="T7">Gašparko</text:span></text:span><text:span text:style-name="CharStyle4"><text:span text:style-name="T23">. Veď som ja prikázal deťom, aby zatiaľ daly na ne pozor.</text:span></text:span></text:p>
        <text:p text:style-name="P11"><text:span text:style-name="CharStyle4"><text:span text:style-name="T7">Filúz</text:span></text:span><text:span text:style-name="CharStyle4"><text:span text:style-name="T23">. Čo to táraš? Akým deťom?</text:span></text:span></text:p>
        <text:p text:style-name="P11"><text:span text:style-name="CharStyle4"><text:span text:style-name="T23">G</text:span></text:span><text:span text:style-name="CharStyle4"><text:span text:style-name="T7">ašpa</text:span></text:span><text:span text:style-name="CharStyle4"><text:span text:style-name="T23">rko. Nuž týmto, hľa, všetkým, čo tu sedia.</text:span></text:span></text:p>
        <text:p text:style-name="P11"><text:span text:style-name="CharStyle4"><text:span text:style-name="T7">Filúz</text:span></text:span><text:span text:style-name="CharStyle4"><text:span text:style-name="T23">. I za to by si zaslúžil papekom! Nevieš, že sa deťom ešte nemajú na starosť dávať také vážne úlohy? A nevieš, že deťom neslobodno kázať robiť také veci, ktoré ony ešte nezvládzu? Ty, ty,</text:span></text:span><text:span text:style-name="CharStyle11"><text:span text:style-name="T23"> </text:span></text:span><text:span text:style-name="CharStyle4"><text:span text:style-name="T23">motovidlo, akože ti mohly gajdy ochrániť, keď je medzi nimi a nami takáto jama? A čo by si dieťa poradilo so zlodejom, keď je zlodej mocný a ono slabé? Há? Vidíš, aký si ty fifík!</text:span></text:span></text:p>
        <text:p text:style-name="P11"><text:span text:style-name="CharStyle4"><text:span text:style-name="T23">Gašpar</text:span></text:span><text:span text:style-name="CharStyle4"><text:span text:style-name="T7">ko</text:span></text:span><text:span text:style-name="CharStyle4"><text:span text:style-name="T23">. Nuž... nuž... (fňuká). Vidím, že som všetkému na vine... Ja, Filúzko, j</text:span></text:span><text:span text:style-name="CharStyle4"><text:span text:style-name="T7">a</text:span></text:span><text:span text:style-name="CharStyle4"><text:span text:style-name="T23">... Mal som dať motýľovi poko</text:span></text:span><text:span text:style-name="CharStyle4"><text:span text:style-name="T7">j</text:span></text:span><text:span text:style-name="CharStyle4"><text:span text:style-name="T23">... Neodchádzaj, dobrý kamarát, veď akože budeš bez gájd?!... Čuj, poďme ich spolu hľadať. Ja už budem po­riadny, ja už nikdy</text:span></text:span><text:span text:style-name="CharStyle4"><text:span text:style-name="T7">...</text:span></text:span></text:p>
        <text:p text:style-name="P11"><text:span text:style-name="CharStyle4"><text:span text:style-name="T23">Fi</text:span></text:span><text:span text:style-name="CharStyle4"><text:span text:style-name="T27">l</text:span></text:span><text:span text:style-name="CharStyle4"><text:span text:style-name="T23">úz. Aha, teraz by si hory-doly sľúbil, keď je zle. Nuž ale vedia aspoň tie deti, kto </text:span></text:span><text:soft-page-break/><text:span text:style-name="CharStyle4"><text:span text:style-name="T23">gajdy ukra­dol?</text:span></text:span></text:p>
        <text:p text:style-name="P11"><text:span text:style-name="CharStyle4"><text:span text:style-name="T23">Gašpar</text:span></text:span><text:span text:style-name="CharStyle4"><text:span text:style-name="T7">ko</text:span></text:span><text:span text:style-name="CharStyle4"><text:span text:style-name="T23">. Áno: jedny vravia, že zlodej, iné zas, že čert. Ale ja viem. Bude to asi tak, že zlodeji vzali gajdy, a čert zlodejov. A tak nás milé gajdy predbehly do pekla. Poď, Filúzko, poď so mnou! Veď ak sa do pekla dostaneme, gajdy nás budú tam už čakať a potom s nimi i krásnu princezničku vy­slobodíme. Alebo vieš, čo? Zaopatrime si pre istotu iné gajdy!</text:span></text:span></text:p>
        <text:p text:style-name="P11"><text:span text:style-name="CharStyle4"><text:span text:style-name="T23">Fi</text:span></text:span><text:span text:style-name="CharStyle4"><text:span text:style-name="T27">l</text:span></text:span><text:span text:style-name="CharStyle4"><text:span text:style-name="T23">úz. Baže netáraj! Takých gajdeniec viac niet! Doniesol mi ich rarášek, keď som mu nôžky z pasce vyslobodil. Urobili ich vraj o polnoci lesní škriatkovia z kože utopenej kozičky a sú práve také čarovné, ako: mlynček meľ, </text:span></text:span><text:span text:style-name="CharStyle4"><text:span text:style-name="T7">fu</text:span></text:span><text:span text:style-name="CharStyle4"><text:span text:style-name="T23">ndži palica, cepy von z vreca, alebo: obrus prestri sa, stôl vytiahni sa, daj čo máš jesť a piť! Keď chceš na nich hrať, i ja musím veršík povedať. Ale čo ty vieš, ty len táraš do sveta, a vraj obstaráme si iné gajdy! Ale aby si nepovedal, ž</text:span></text:span><text:span text:style-name="CharStyle4"><text:span text:style-name="T7">e</text:span></text:span><text:span text:style-name="CharStyle4"><text:span text:style-name="T23"> som zlý, tento raz ti ešte od­púšťam. Hybaj, ty omelo!...</text:span></text:span></text:p>
        <text:p text:style-name="P5"><text:span text:style-name="CharStyle4"><text:span text:style-name="T23">(Opona.)</text:span></text:span></text:p>
        <text:p text:style-name="P3"><text:span text:style-name="CharStyle11"><text:span text:style-name="T23"/></text:span></text:p>
        <text:p text:style-name="P36"><text:span text:style-name="CharStyle11"><text:span text:style-name="T23"/></text:span></text:p>
        <text:p text:style-name="P5"><text:span text:style-name="CharStyle4"><text:span text:style-name="T23">OBRAZ IV.</text:span></text:span></text:p>
        <text:p text:style-name="P5"><text:span text:style-name="CharStyle4"><text:span text:style-name="T23">Peklo.</text:span></text:span></text:p>
        <text:p text:style-name="P5"><text:span text:style-name="CharStyle4"><text:span text:style-name="T7"/></text:span></text:p>
        <text:p text:style-name="P8"><text:span text:style-name="CharStyle4"><text:span text:style-name="T7">Výjav</text:span></text:span><text:span text:style-name="CharStyle4"><text:span text:style-name="T23"> 1.</text:span></text:span></text:p>
        <text:p text:style-name="P42"><text:span text:style-name="CharStyle6"><text:span text:style-name="T7"/></text:span></text:p>
        <text:p text:style-name="P46"><text:span text:style-name="CharStyle6"><text:span text:style-name="T7">1. </text:span></text:span><text:span text:style-name="CharStyle6"><text:span text:style-name="T23">čert, 2. čert. Gajdy sú uprostred pekla položené na viditeľnom mieste, čerti nad nimi mudrujú.</text:span></text:span></text:p>
        <text:p text:style-name="P57"><text:soft-page-break/><text:span text:style-name="CharStyle4"><text:span text:style-name="T23"/></text:span></text:p>
        <text:p text:style-name="P51"><text:span text:style-name="CharStyle4"><text:span text:style-name="T23">1. </text:span></text:span><text:span text:style-name="CharStyle4"><text:span text:style-name="T7">čert</text:span></text:span><text:span text:style-name="CharStyle4"><text:span text:style-name="T23">. Prečo si ukradol vec, o ktorej nevieš, čo je?</text:span></text:span></text:p>
        <text:p text:style-name="P12"><text:span text:style-name="CharStyle4"><text:span text:style-name="T23">2. čert. To som ja neukradol, ale tí zlodeji.</text:span></text:span></text:p>
        <text:p text:style-name="P13"><text:span text:style-name="CharStyle4"><text:span text:style-name="T23">1. čert. Voľačo to len musí byť, keď to ukradli.</text:span></text:span></text:p>
        <text:p text:style-name="P14"><text:span text:style-name="CharStyle4"><text:span text:style-name="T23">2. </text:span></text:span><text:span text:style-name="CharStyle4"><text:span text:style-name="T7">čert</text:span></text:span><text:span text:style-name="CharStyle4"><text:span text:style-name="T23">. Vyzerá to, ako koza.</text:span></text:span></text:p>
        <text:p text:style-name="P15"><text:span text:style-name="CharStyle4"><text:span text:style-name="T23">1. </text:span></text:span><text:span text:style-name="CharStyle4"><text:span text:style-name="T7">čert</text:span></text:span><text:span text:style-name="CharStyle4"><text:span text:style-name="T23">. Keby si radšej netáral, chumaj, keby to bola koza, skákalo by to, mékalo a klalo.</text:span></text:span></text:p>
        <text:p text:style-name="P12"><text:span text:style-name="CharStyle4"><text:span text:style-name="T23">2. </text:span></text:span><text:span text:style-name="CharStyle4"><text:span text:style-name="T7">čert</text:span></text:span><text:span text:style-name="CharStyle4"><text:span text:style-name="T23">. Nuž veď... nuž veď mŕtva koza.</text:span></text:span></text:p>
        <text:p text:style-name="P16"><text:span text:style-name="CharStyle4"><text:span text:style-name="T23">1. </text:span></text:span><text:span text:style-name="CharStyle4"><text:span text:style-name="T7">čert</text:span></text:span><text:span text:style-name="CharStyle4"><text:span text:style-name="T23">. A kde má štyri nohy, há?</text:span></text:span></text:p>
        <text:p text:style-name="P15"><text:span text:style-name="CharStyle4"><text:span text:style-name="T23">2. čert </text:span></text:span><text:span text:style-name="CharStyle4"><text:span text:style-name="T28">(</text:span></text:span><text:span text:style-name="CharStyle4"><text:span text:style-name="T7">p</text:span></text:span><text:span text:style-name="CharStyle6"><text:span text:style-name="T23">rehadzuje gajdy.) </text:span></text:span><text:span text:style-name="CharStyle6"><text:span text:style-name="T7">—</text:span></text:span><text:span text:style-name="CharStyle4"><text:span text:style-name="T23"> A to naozaj ne­má. Tak teda to bude fajka. No kukni sa, na môj pravdu, fajka!... No?</text:span></text:span></text:p>
        <text:p text:style-name="P17"><text:span text:style-name="CharStyle4"><text:span text:style-name="T23">1. </text:span></text:span><text:span text:style-name="CharStyle4"><text:span text:style-name="T7">čert</text:span></text:span><text:span text:style-name="CharStyle4"><text:span text:style-name="T23">. Hm... fajka by to hádam mohla byť. Tuším, si jednako nie taký celkom sprostý. Ale... načo je toto veľké vrece?</text:span></text:span></text:p>
        <text:p text:style-name="P13"><text:span text:style-name="CharStyle4"><text:span text:style-name="T23">2. </text:span></text:span><text:span text:style-name="CharStyle4"><text:span text:style-name="T7">čert</text:span></text:span><text:span text:style-name="CharStyle4"><text:span text:style-name="T23">. Ah, toto vrece?... No... (chytro) načo že by, ak nie na tabak?</text:span></text:span></text:p>
        <text:p text:style-name="P18"><text:span text:style-name="CharStyle4"><text:span text:style-name="T23">1. </text:span></text:span><text:span text:style-name="CharStyle4"><text:span text:style-name="T7">čert</text:span></text:span><text:span text:style-name="CharStyle4"><text:span text:style-name="T23">. Vidíš, ty lintitaj, ani fajka je to nie! Také vrecisko na tabak! Veď by tam bola celá tra­fika. Predsa si len, kamarát môj, sprostý!... A vieš, muselo by to aj posmrdkáva</text:span></text:span><text:span text:style-name="CharStyle4"><text:span text:style-name="T7">ť</text:span></text:span><text:span text:style-name="CharStyle4"><text:span text:style-name="T23">... (ob</text:span></text:span><text:span text:style-name="CharStyle6"><text:span text:style-name="T7">v</text:span></text:span><text:span text:style-name="CharStyle6"><text:span text:style-name="T23">oniava gajdy)... ale toto čudo ani trochu nesmrd</text:span></text:span><text:span text:style-name="CharStyle4"><text:span text:style-name="T7">í</text:span></text:span><text:span text:style-name="CharStyle4"><text:span text:style-name="T23">... No oprobuj!</text:span></text:span></text:p>
        <text:p text:style-name="P19"><text:span text:style-name="CharStyle4"><text:span text:style-name="T23">2. </text:span></text:span><text:span text:style-name="CharStyle4"><text:span text:style-name="T7">čer</text:span></text:span><text:span text:style-name="CharStyle4"><text:span text:style-name="T23">t. Nuž keď som ja taký sprostý a ty taký múdry, tak sám povedz, čo je to!</text:span></text:span></text:p>
        <text:p text:style-name="P20"><text:span text:style-name="CharStyle4"><text:span text:style-name="T23">1. </text:span></text:span><text:span text:style-name="CharStyle4"><text:span text:style-name="T7">čert</text:span></text:span><text:span text:style-name="CharStyle4"><text:span text:style-name="T23">. To je také ako... ako... no </text:span></text:span><text:span text:style-name="CharStyle4"><text:span text:style-name="T7">a</text:span></text:span><text:span text:style-name="CharStyle4"><text:span text:style-name="T23">ko... ako... no veď vidíš ako čo!</text:span></text:span></text:p>
        <text:p text:style-name="P21"><text:span text:style-name="CharStyle4"><text:span text:style-name="T23">2. </text:span></text:span><text:span text:style-name="CharStyle4"><text:span text:style-name="T7">čert</text:span></text:span><text:span text:style-name="CharStyle4"><text:span text:style-name="T23">. Podívajme sa len, aký mudrc! Hneď to uhádol! To je také ako... ako... no... nuž... onô... Hehehe!</text:span></text:span></text:p>
        <text:p text:style-name="P22"><text:span text:style-name="CharStyle4"><text:span text:style-name="T23">1. </text:span></text:span><text:span text:style-name="CharStyle4"><text:span text:style-name="T7">čert</text:span></text:span><text:span text:style-name="CharStyle4"><text:span text:style-name="T23">. Ale daj mi pokoj! Ja som to sem nedoniesol, a nemusím ani vedieť, čo to je. Až príde Mefisto, musíš mu to vysvetliť. Ja budem mlčať a múdro sa dívať.</text:span></text:span></text:p>
        <text:p text:style-name="P19"><text:soft-page-break/><text:span text:style-name="CharStyle4"><text:span text:style-name="T23">2. </text:span></text:span><text:span text:style-name="CharStyle4"><text:span text:style-name="T7">čert</text:span></text:span><text:span text:style-name="CharStyle4"><text:span text:style-name="T23">. Sme my len blázni takto sa dohovárať. Veď tí, čo to ukradli, musia lepšie vedieť. Sem s nimi! (Volá do úzadia.) Hej, vy dvaja nováci, hej, vy čertovskí zlodeji, nože sem sa, sem, ale hneď!</text:span></text:span></text:p>
        <text:p text:style-name="P5"><text:span text:style-name="CharStyle4"><text:span text:style-name="T7"/></text:span></text:p>
        <text:p text:style-name="P8"><text:span text:style-name="CharStyle4"><text:span text:style-name="T7">Výjav</text:span></text:span><text:span text:style-name="CharStyle4"><text:span text:style-name="T23"> 2.</text:span></text:span></text:p>
        <text:p text:style-name="P5"><text:span text:style-name="CharStyle6"><text:span text:style-name="T23"/></text:span></text:p>
        <text:p text:style-name="P8"><text:span text:style-name="CharStyle6"><text:span text:style-name="T23">Predošl</text:span></text:span><text:span text:style-name="CharStyle6"><text:span text:style-name="T7">í</text:span></text:span><text:span text:style-name="CharStyle6"><text:span text:style-name="T23">, zlodeji (ustrachovaní).</text:span></text:span></text:p>
        <text:p text:style-name="P22"><text:span text:style-name="CharStyle4"><text:span text:style-name="T23"/></text:span></text:p>
        <text:p text:style-name="P52"><text:span text:style-name="CharStyle4"><text:span text:style-name="T23">2. </text:span></text:span><text:span text:style-name="CharStyle4"><text:span text:style-name="T7">čert</text:span></text:span><text:span text:style-name="CharStyle4"><text:span text:style-name="T23">. Tak vy zlodeji zlodejskí! Prichytil som vás pri krádeži, nuž nám povedzte, čo ste to ukradli?</text:span></text:span></text:p>
        <text:p text:style-name="P18"><text:span text:style-name="CharStyle4"><text:span text:style-name="T23">1. </text:span></text:span><text:span text:style-name="CharStyle4"><text:span text:style-name="T7">zlodej</text:span></text:span><text:span text:style-name="CharStyle4"><text:span text:style-name="T23">. Prosím</text:span></text:span><text:span text:style-name="CharStyle4"><text:span text:style-name="T7">,</text:span></text:span><text:span text:style-name="CharStyle4"><text:span text:style-name="T23"> my... prosím páni čerti, my sme... my vieme, čo sme... čo sme ukradli.</text:span></text:span></text:p>
        <text:p text:style-name="P22"><text:span text:style-name="CharStyle4"><text:span text:style-name="T23">2. </text:span></text:span><text:span text:style-name="CharStyle4"><text:span text:style-name="T7">čert</text:span></text:span><text:span text:style-name="CharStyle4"><text:span text:style-name="T23">. Tak hovor chytro, hovor! Alebo to máme z teba ťahať kliešťami?</text:span></text:span></text:p>
        <text:p text:style-name="P19"><text:span text:style-name="CharStyle4"><text:span text:style-name="T7">1</text:span></text:span><text:span text:style-name="CharStyle4"><text:span text:style-name="T23">. </text:span></text:span><text:span text:style-name="CharStyle4"><text:span text:style-name="T7">zlodej</text:span></text:span><text:span text:style-name="CharStyle4"><text:span text:style-name="T23">. Jaj, nie, prosím úctiv</text:span></text:span><text:span text:style-name="CharStyle4"><text:span text:style-name="T11">e</text:span></text:span><text:span text:style-name="CharStyle4"><text:span text:style-name="T23">, pán čert. Toto tu sme ukradli.</text:span></text:span></text:p>
        <text:p text:style-name="P18"><text:span text:style-name="CharStyle4"><text:span text:style-name="T23">2. čert. Mm. To by azda mohlo byť — ale kade čo sa s tým má robiť a načo je to komu — hovor chytro, lebo zaraz vás obidvoch namočím do ho­riacej smoly!</text:span></text:span></text:p>
        <text:p text:style-name="P22"><text:span text:style-name="CharStyle4"><text:span text:style-name="T23">1. </text:span></text:span><text:span text:style-name="CharStyle4"><text:span text:style-name="T7">zlodej</text:span></text:span><text:span text:style-name="CharStyle4"><text:span text:style-name="T23">. Poviem, — prosím pekne... po­viem... už aj hovorím... </text:span></text:span><text:span text:style-name="CharStyle6"><text:span text:style-name="T7">(p</text:span></text:span><text:span text:style-name="CharStyle6"><text:span text:style-name="T23">auza).</text:span></text:span></text:p>
        <text:p text:style-name="P18"><text:span text:style-name="CharStyle4"><text:span text:style-name="T23">2. </text:span></text:span><text:span text:style-name="CharStyle4"><text:span text:style-name="T7">čert</text:span></text:span><text:span text:style-name="CharStyle4"><text:span text:style-name="T23">. No tak?... (druhému zlodejovi, ktorý sa po celý čas trasie od strachu). A ty tiež nič?... Ej, ale vás chytím!</text:span></text:span></text:p>
        <text:p text:style-name="P19"><text:span text:style-name="CharStyle4"><text:span text:style-name="T23">1. </text:span></text:span><text:span text:style-name="CharStyle4"><text:span text:style-name="T7">zlodej</text:span></text:span><text:span text:style-name="CharStyle4"><text:span text:style-name="T23">. Poviem, poviem! Prosím pekne, najprv sa to chytí, a potom sa vezm</text:span></text:span><text:span text:style-name="CharStyle4"><text:span text:style-name="T7">e</text:span></text:span><text:span text:style-name="CharStyle4"><text:span text:style-name="T23">... (berie gajdy do ruky)... a potom sa do ruky... a potom sa podrží a... a... voda sa v tom nosieva.</text:span></text:span></text:p>
        <text:p text:style-name="P23"><text:span text:style-name="CharStyle4"><text:span text:style-name="T23">1. </text:span></text:span><text:span text:style-name="CharStyle4"><text:span text:style-name="T7">čert</text:span></text:span><text:span text:style-name="CharStyle4"><text:span text:style-name="T23">. Ej, ty tiež vieš vysvetľovať!</text:span></text:span></text:p>
        <text:p text:style-name="P20"><text:soft-page-break/><text:span text:style-name="CharStyle4"><text:span text:style-name="T23">2. </text:span></text:span><text:span text:style-name="CharStyle4"><text:span text:style-name="T7">čert</text:span></text:span><text:span text:style-name="CharStyle4"><text:span text:style-name="T23">. Hm. To by azda mohlo byť — ale kade sa voda nalieva?</text:span></text:span></text:p>
        <text:p text:style-name="P19"><text:span text:style-name="CharStyle4"><text:span text:style-name="T23">1. </text:span></text:span><text:span text:style-name="CharStyle4"><text:span text:style-name="T7">zlodej</text:span></text:span><text:span text:style-name="CharStyle4"><text:span text:style-name="T23">. Ta-ta — tadeto! (Ukáže na piskor.)</text:span></text:span></text:p>
        <text:p text:style-name="P18"><text:span text:style-name="CharStyle4"><text:span text:style-name="T23">1. </text:span></text:span><text:span text:style-name="CharStyle4"><text:span text:style-name="T7">čert</text:span></text:span><text:span text:style-name="CharStyle4"><text:span text:style-name="T23">. A veď je to drevené... hork</text:span></text:span><text:span text:style-name="CharStyle4"><text:span text:style-name="T11">y</text:span></text:span><text:span text:style-name="CharStyle4"><text:span text:style-name="T23"> tebe vodu tade nalievať!</text:span></text:span></text:p>
        <text:p text:style-name="P24"><text:span text:style-name="CharStyle4"><text:span text:style-name="T23">2. </text:span></text:span><text:span text:style-name="CharStyle4"><text:span text:style-name="T7">čert</text:span></text:span><text:span text:style-name="CharStyle4"><text:span text:style-name="T23">. Huj, ty klamár, naničhodný!</text:span></text:span></text:p>
        <text:p text:style-name="P18"><text:span text:style-name="CharStyle4"><text:span text:style-name="T23">1. </text:span></text:span><text:span text:style-name="CharStyle4"><text:span text:style-name="T7">zlodej</text:span></text:span><text:span text:style-name="CharStyle4"><text:span text:style-name="T23">. Ale prosím pekne, páni </text:span></text:span><text:span text:style-name="CharStyle4"><text:span text:style-name="T28">č</text:span></text:span><text:span text:style-name="CharStyle4"><text:span text:style-name="T23">erti, ja ne­viem... my nevieme... my sme nevedeli, načo je to.</text:span></text:span></text:p>
        <text:p text:style-name="P18"><text:span text:style-name="CharStyle4"><text:span text:style-name="T23">2. </text:span></text:span><text:span text:style-name="CharStyle4"><text:span text:style-name="T7">čert</text:span></text:span><text:span text:style-name="CharStyle4"><text:span text:style-name="T23">. Teda tak! Vy kradnete i také veci, o</text:span></text:span><text:span text:style-name="CharStyle4"><text:span text:style-name="T7"> </text:span></text:span><text:span text:style-name="CharStyle4"><text:span text:style-name="T23">ktorých ani to neviete, načo sú? Mar</text:span></text:span><text:span text:style-name="CharStyle4"><text:span text:style-name="T28">š</text:span></text:span><text:span text:style-name="CharStyle4"><text:span text:style-name="T23"> na muky pekelné!</text:span></text:span></text:p>
        <text:p text:style-name="P19"><text:span text:style-name="CharStyle4"><text:span text:style-name="T23">2. z</text:span></text:span><text:span text:style-name="CharStyle4"><text:span text:style-name="T28">l</text:span></text:span><text:span text:style-name="CharStyle4"><text:span text:style-name="T23">odej (sa osmelí). Prosím, veľkomožný pán čert, mmmy kkkradneme i také, o ktorých ne­vieme načo sú!...</text:span></text:span></text:p>
        <text:p text:style-name="P11"><text:span text:style-name="CharStyle4"><text:span text:style-name="T23">2. </text:span></text:span><text:span text:style-name="CharStyle4"><text:span text:style-name="T7">čert</text:span></text:span><text:span text:style-name="CharStyle4"><text:span text:style-name="T23">. Tým horšie! Šúry-múry-fuk! Už ste načisto naši! A teraz marš (vydur</text:span></text:span><text:span text:style-name="CharStyle6"><text:span text:style-name="T11">í</text:span></text:span><text:span text:style-name="CharStyle6"><text:span text:style-name="T23"> ich zo scény a kričí). Hej, kamaráti, berte ich a robte poriadok!</text:span></text:span></text:p>
        <text:p text:style-name="P5"><text:span text:style-name="CharStyle4"><text:span text:style-name="T23"/></text:span></text:p>
        <text:p text:style-name="P8"><text:span text:style-name="CharStyle4"><text:span text:style-name="T23"/></text:span></text:p>
        <text:p text:style-name="P8"><text:span text:style-name="CharStyle4"><text:span text:style-name="T23">Výjav 3.</text:span></text:span></text:p>
        <text:p text:style-name="P6"><text:span text:style-name="CharStyle6"><text:span text:style-name="T23">1. čert, 2. čert.</text:span></text:span></text:p>
        <text:p text:style-name="P19"><text:span text:style-name="CharStyle4"><text:span text:style-name="T23"/></text:span></text:p>
        <text:p text:style-name="P53"><text:span text:style-name="CharStyle4"><text:span text:style-name="T23">1. </text:span></text:span><text:span text:style-name="CharStyle4"><text:span text:style-name="T7">čert</text:span></text:span><text:span text:style-name="CharStyle4"><text:span text:style-name="T23">. No vidíš, si akurát taký múdry, ako predtým.</text:span></text:span></text:p>
        <text:p text:style-name="P20"><text:span text:style-name="CharStyle4"><text:span text:style-name="T23">2. </text:span></text:span><text:span text:style-name="CharStyle4"><text:span text:style-name="T7">čert</text:span></text:span><text:span text:style-name="CharStyle4"><text:span text:style-name="T23">. Máš pravdu. Ale takýchto hlúpych zlo­dejov som ešte nevidel.</text:span></text:span></text:p>
        <text:p text:style-name="P25"><text:span text:style-name="CharStyle4"><text:span text:style-name="T23">1. čert. Len sa ty peknúčko pober </text:span></text:span><text:span text:style-name="CharStyle6"><text:span text:style-name="T7">a</text:span></text:span><text:span text:style-name="CharStyle4"><text:span text:style-name="T23"> vylez hore na svet, možno sa tam ešte bude popletať ten ne­šťastník, ktorému toto čudo ukradli. Ešte nestihol zájsť veľmi ďaleko. No tak — fuk von! (2. čert zmizne.) — Takáto oštara. Ako by som ja nemal dosť trápenia s tou rozmaznanou princeznou! Mefisto mi nedovolil ani tie najmenšie muky </text:span></text:span><text:soft-page-break/><text:span text:style-name="CharStyle4"><text:span text:style-name="T23">u nej vyskúšať, — a tak všetka moja radosť je tam. Iba kávu do nej nalievame a kŕmime ju buchtami bez hrozienok i lekváru. Zo začiatku sa priečila, ale už vie jesť a piť všetko od kraja! Už pomaly ani sám neviem, či je to tu peklo, alebo internát. Hovorí</text:span></text:span><text:span text:style-name="CharStyle11"><text:span text:style-name="T23"> </text:span></text:span><text:span text:style-name="CharStyle4"><text:span text:style-name="T23">sa, že ju iste prídu oslobodzovať, nuž na to sa čaká, aby sme nachytali ešte viac duší, peknulinký hriešik sa už u každého nájde — a tak duše v pekle ostanú</text:span></text:span><text:span text:style-name="CharStyle4"><text:span text:style-name="T7">..</text:span></text:span><text:span text:style-name="CharStyle4"><text:span text:style-name="T23">. (Trie si radostne ruky</text:span></text:span><text:span text:style-name="CharStyle6"><text:span text:style-name="T7">.</text:span></text:span><text:span text:style-name="CharStyle6"><text:span text:style-name="T23">)</text:span></text:span></text:p>
        <text:p text:style-name="P5"><text:span text:style-name="CharStyle4"><text:span text:style-name="T7"/></text:span></text:p>
        <text:p text:style-name="P8"><text:span text:style-name="CharStyle4"><text:span text:style-name="T7">Výjav</text:span></text:span><text:span text:style-name="CharStyle4"><text:span text:style-name="T23"> 4.</text:span></text:span></text:p>
        <text:p text:style-name="P5"><text:span text:style-name="CharStyle6"><text:span text:style-name="T23"/></text:span></text:p>
        <text:p text:style-name="P8"><text:span text:style-name="CharStyle6"><text:span text:style-name="T23">1. čert, 2. čert</text:span></text:span><text:span text:style-name="CharStyle6"><text:span text:style-name="T7">.</text:span></text:span><text:span text:style-name="CharStyle6"><text:span text:style-name="T23"> Gašparko.</text:span></text:span></text:p>
        <text:p text:style-name="P11"><text:span text:style-name="CharStyle4"><text:span text:style-name="T23"/></text:span></text:p>
        <text:p text:style-name="P34"><text:span text:style-name="CharStyle4"><text:span text:style-name="T23">Gašparko (</text:span></text:span><text:span text:style-name="CharStyle6"><text:span text:style-name="T7">e</text:span></text:span><text:span text:style-name="CharStyle6"><text:span text:style-name="T23">šte za scénou.) Nože ma tak nesoc</text:span></text:span><text:span text:style-name="CharStyle4"><text:span text:style-name="T7">aj!</text:span></text:span><text:span text:style-name="CharStyle4"><text:span text:style-name="T23"> Nože, čertisko, nie tak surovo! Ja som ani nekradol, ani neklama</text:span></text:span><text:span text:style-name="CharStyle4"><text:span text:style-name="T7">l...</text:span></text:span><text:span text:style-name="CharStyle4"><text:span text:style-name="T23"> nemáš na mňa pr</text:span></text:span><text:span text:style-name="CharStyle4"><text:span text:style-name="T11">á</text:span></text:span><text:span text:style-name="CharStyle4"><text:span text:style-name="T23">va! (Vletí na scénu, sotený druhým čertom.)</text:span></text:span></text:p>
        <text:p text:style-name="P26"><text:span text:style-name="CharStyle4"><text:span text:style-name="T23">2. </text:span></text:span><text:span text:style-name="CharStyle4"><text:span text:style-name="T7">čert</text:span></text:span><text:span text:style-name="CharStyle4"><text:span text:style-name="T23">. Uff</text:span></text:span><text:span text:style-name="CharStyle4"><text:span text:style-name="T7">f</text:span></text:span><text:span text:style-name="CharStyle4"><text:span text:style-name="T23">! Tak tu je jeden! Motal sa tu ne­ďaleko horou, nariekal a hľadal volákesi gajdy.</text:span></text:span></text:p>
        <text:p text:style-name="P18"><text:span text:style-name="CharStyle4"><text:span text:style-name="T23">1. </text:span></text:span><text:span text:style-name="CharStyle4"><text:span text:style-name="T7">čert</text:span></text:span><text:span text:style-name="CharStyle4"><text:span text:style-name="T23">. Gajdy? Aké čudné slovo. Nikdy som ho neslýchal. Nuž vítaj, chlape, v pekle.</text:span></text:span></text:p>
        <text:p text:style-name="P11"><text:span text:style-name="CharStyle4"><text:span text:style-name="T23">Gašpar</text:span></text:span><text:span text:style-name="CharStyle4"><text:span text:style-name="T7">ko</text:span></text:span><text:span text:style-name="CharStyle4"><text:span text:style-name="T23">. V pekle? Á, tak konečne tu je to peklo! A čo sme sa ho nahľadali, koľko krajín sme preputovali, kým sme sa sem dostali. (Zbadá ga</text:span></text:span><text:span text:style-name="CharStyle6"><text:span text:style-name="T7">j</text:span></text:span><text:span text:style-name="CharStyle6"><text:span text:style-name="T23">dy, skríkne.) Ľaľa, gajdence! Vy moje milučké, moje stratené...</text:span></text:span><text:span text:style-name="CharStyle4"><text:span text:style-name="T23"> (hodí sa k nim a hladká ich)</text:span></text:span></text:p>
        <text:p text:style-name="P22"><text:span text:style-name="CharStyle4"><text:span text:style-name="T23">1. </text:span></text:span><text:span text:style-name="CharStyle4"><text:span text:style-name="T7">čert</text:span></text:span><text:span text:style-name="CharStyle4"><text:span text:style-name="T23">. A teraz nám povedz, čo je to, a načo je to, lebo my v pekelnej ríši nemáme radi veci, o ktorých nič nevieme.</text:span></text:span></text:p>
        <text:p text:style-name="P11"><text:soft-page-break/><text:span text:style-name="CharStyle4"><text:span text:style-name="T7">Gašparko</text:span></text:span><text:span text:style-name="CharStyle4"><text:span text:style-name="T23">. To sú gajdy gajdoša Filúza z Mrhanova.</text:span></text:span></text:p>
        <text:p text:style-name="P27"><text:span text:style-name="CharStyle4"><text:span text:style-name="T23">2. čert. A čo sa s tým robí?</text:span></text:span></text:p>
        <text:p text:style-name="P11"><text:span text:style-name="CharStyle4"><text:span text:style-name="T23">Gašpar</text:span></text:span><text:span text:style-name="CharStyle4"><text:span text:style-name="T7">ko</text:span></text:span><text:span text:style-name="CharStyle4"><text:span text:style-name="T23">. No, na gajdách sa gajduje.</text:span></text:span></text:p>
        <text:p text:style-name="P28"><text:span text:style-name="CharStyle4"><text:span text:style-name="T23">1. </text:span></text:span><text:span text:style-name="CharStyle4"><text:span text:style-name="T7">čert</text:span></text:span><text:span text:style-name="CharStyle4"><text:span text:style-name="T23">. Dobre, dobre, lepšie si to vôbec neviem predstaviť. Čo to robí, skáče, fučí, tancuje?... A ty to vieš?</text:span></text:span></text:p>
        <text:p text:style-name="P11"><text:span text:style-name="CharStyle4"><text:span text:style-name="T23">Gašpar</text:span></text:span><text:span text:style-name="CharStyle4"><text:span text:style-name="T7">ko</text:span></text:span><text:span text:style-name="CharStyle4"><text:span text:style-name="T23">. Ako by som nevedel. Veď som predsa videl Filúza na nich preberať!</text:span></text:span></text:p>
        <text:p text:style-name="P22"><text:span text:style-name="CharStyle4"><text:span text:style-name="T23">2. </text:span></text:span><text:span text:style-name="CharStyle4"><text:span text:style-name="T7">čer</text:span></text:span><text:span text:style-name="CharStyle4"><text:span text:style-name="T23">t. Tak ukáž, čo vieš.</text:span></text:span></text:p>
        <text:p text:style-name="P11"><text:span text:style-name="CharStyle4"><text:span text:style-name="T23">Gašparko (</text:span></text:span><text:span text:style-name="CharStyle6"><text:span text:style-name="T7">v</text:span></text:span><text:span text:style-name="CharStyle6"><text:span text:style-name="T23">ezme gajdy, nešikovne si ich horko</text:span></text:span><text:span text:style-name="CharStyle6"><text:span text:style-name="T7">-</text:span></text:span><text:span text:style-name="CharStyle6"><text:span text:style-name="T23">ťažko založí, fúkne</text:span></text:span><text:span text:style-name="CharStyle6"><text:span text:style-name="T7">,</text:span></text:span><text:span text:style-name="CharStyle6"><text:span text:style-name="T23"> gajdy zapištia, čerti si zapchávajú uši a revú, Gašparko sa namáha, čerti sa váľajú po zemi. Scéna trochu potrvá, napokon Gašparko prestane).</text:span></text:span></text:p>
        <text:p text:style-name="P22"><text:span text:style-name="CharStyle4"><text:span text:style-name="T23">1. </text:span></text:span><text:span text:style-name="CharStyle4"><text:span text:style-name="T7">čert</text:span></text:span><text:span text:style-name="CharStyle4"><text:span text:style-name="T23">. No, to si si dal! Už si teraz v našej moci. Po prvé si klamal, že vieš hrať a nevieš, lebo takto falošne sa nesmie hrať ani na koryte, nie to na hudobnom nástroji.</text:span></text:span></text:p>
        <text:p text:style-name="P19"><text:span text:style-name="CharStyle4"><text:span text:style-name="T23">2. čert. A pamätaj, že čerti v pekle majú taký jemný sluch, že sa vypomstia za každý falošný tón, ktorý počujú.</text:span></text:span></text:p>
        <text:p text:style-name="P19"><text:span text:style-name="CharStyle4"><text:span text:style-name="T23">1. </text:span></text:span><text:span text:style-name="CharStyle4"><text:span text:style-name="T7">čert</text:span></text:span><text:span text:style-name="CharStyle4"><text:span text:style-name="T23">. Áno, to je druhá príčina, pre ktorú už máme na teba právo. Už nám ani na krok neujdeš.</text:span></text:span></text:p>
        <text:p text:style-name="P11"><text:span text:style-name="CharStyle4"><text:span text:style-name="T23">Gašpar</text:span></text:span><text:span text:style-name="CharStyle4"><text:span text:style-name="T7">ko</text:span></text:span><text:span text:style-name="CharStyle4"><text:span text:style-name="T23">. Ale ja som neklamal, ja som si na­ozaj myslel, že to viem.</text:span></text:span></text:p>
        <text:p text:style-name="P26"><text:span text:style-name="CharStyle4"><text:span text:style-name="T23">1. </text:span></text:span><text:span text:style-name="CharStyle4"><text:span text:style-name="T7">čert</text:span></text:span><text:span text:style-name="CharStyle4"><text:span text:style-name="T23">. Ohohó! To by mohol povedať každý: Ja som neklamal, ja som si myslel, že je to naozaj tak! A kto by sa potom dostal do pekla? Ha? A na­čo by to peklo bolo, a peklo musí byť — a nijaké výhovorky!</text:span></text:span></text:p>
        <text:p text:style-name="P20"><text:span text:style-name="CharStyle4"><text:span text:style-name="T23">2. </text:span></text:span><text:span text:style-name="CharStyle4"><text:span text:style-name="T7">čert</text:span></text:span><text:span text:style-name="CharStyle4"><text:span text:style-name="T23">. Veru ten má výhovoriek, ako tá prin­cezná, čo si ju bol doniesol.</text:span></text:span></text:p>
        <text:p text:style-name="P11"><text:span text:style-name="CharStyle4"><text:span text:style-name="T23">Gašp</text:span></text:span><text:span text:style-name="CharStyle4"><text:span text:style-name="T7">arko</text:span></text:span><text:span text:style-name="CharStyle4"><text:span text:style-name="T23">. A veď sme my s Filúzom pre ňu prišli!</text:span></text:span></text:p>
        <text:p text:style-name="P22"><text:span text:style-name="CharStyle4"><text:span text:style-name="T23">1. </text:span></text:span><text:span text:style-name="CharStyle4"><text:span text:style-name="T7">čert</text:span></text:span><text:span text:style-name="CharStyle4"><text:span text:style-name="T23">. Čože, čo? Tutuli-tralala! Jedna duša je už tu! Príde ich aj viac. Ta s ním! </text:span></text:span><text:soft-page-break/><text:span text:style-name="CharStyle4"><text:span text:style-name="T23">Tisíc rokov ne­dostane ani kvapky kávy, ale posaďte ho ku kávo­vej studničke, nech mu rozvoniava! To je ten, čo </text:span></text:span><text:span text:style-name="CharStyle4"><text:span text:style-name="T7">b</text:span></text:span><text:span text:style-name="CharStyle4"><text:span text:style-name="T23">o</text:span></text:span><text:span text:style-name="CharStyle4"><text:span text:style-name="T7">l</text:span></text:span><text:span text:style-name="CharStyle4"><text:span text:style-name="T23"> pri princeznej, s tým veľkým brnčiskom... rozpamätal som sa. Ó, Gašpar. Gašpar </text:span></text:span><text:span text:style-name="CharStyle4"><text:span text:style-name="T7">—</text:span></text:span><text:span text:style-name="CharStyle4"><text:span text:style-name="T23"> </text:span></text:span><text:span text:style-name="CharStyle4"><text:span text:style-name="T7">he</text:span></text:span><text:span text:style-name="CharStyle4"><text:span text:style-name="T23">h</text:span></text:span><text:span text:style-name="CharStyle4"><text:span text:style-name="T7">ehe</text:span></text:span><text:span text:style-name="CharStyle4"><text:span text:style-name="T23">heh — kde je tvoja kávička?! — Fffiťťť! — Ale vieš, ja slovo splním, ak nás i starého Mefista roz­tancuješ, dostaneš tú princeznú! Hehehe!</text:span></text:span></text:p>
        <text:p text:style-name="P11"><text:span text:style-name="CharStyle4"><text:span text:style-name="T23">Gašpar</text:span></text:span><text:span text:style-name="CharStyle4"><text:span text:style-name="T7">ko</text:span></text:span><text:span text:style-name="CharStyle4"><text:span text:style-name="T23">. A budete veru všetci du</text:span></text:span><text:span text:style-name="CharStyle4"><text:span text:style-name="T11">b</text:span></text:span><text:span text:style-name="CharStyle4"><text:span text:style-name="T23">asiť!</text:span></text:span></text:p>
        <text:p text:style-name="P29"><text:span text:style-name="CharStyle4"><text:span text:style-name="T23">2.</text:span></text:span><text:span text:style-name="CharStyle4"><text:span text:style-name="T7"><text:tab/>čert</text:span></text:span><text:span text:style-name="CharStyle4"><text:span text:style-name="T23">. Ba, a podľa akej muziky?</text:span></text:span></text:p>
        <text:p text:style-name="P11"><text:span text:style-name="CharStyle4"><text:span text:style-name="T23">Gašparko. Tu tieto gajdy vám nohy odlepia.</text:span></text:span></text:p>
        <text:p text:style-name="P26"><text:span text:style-name="CharStyle4"><text:span text:style-name="T23">2. čert. A ba, azda toto v</text:span></text:span><text:span text:style-name="CharStyle4"><text:span text:style-name="T7">rč</text:span></text:span><text:span text:style-name="CharStyle4"><text:span text:style-name="T23">adlo? Ť</text:span></text:span><text:span text:style-name="CharStyle4"><text:span text:style-name="T7">fí</text:span></text:span><text:span text:style-name="CharStyle4"><text:span text:style-name="T23">, ale sa na­čakáš! (Buchot na pekelnú bránu).</text:span></text:span></text:p>
        <text:p text:style-name="P11"><text:span text:style-name="CharStyle4"><text:span text:style-name="T7">Filú</text:span></text:span><text:span text:style-name="CharStyle4"><text:span text:style-name="T23">z (kričí za scénou). Pusťte ma za Gaš­parkom.</text:span></text:span></text:p>
        <text:p text:style-name="P20"><text:span text:style-name="CharStyle4"><text:span text:style-name="T23">1. </text:span></text:span><text:span text:style-name="CharStyle4"><text:span text:style-name="T7">čert</text:span></text:span><text:span text:style-name="CharStyle4"><text:span text:style-name="T23">. Aha, ide druhý hosť! Máme to dnes utešený deň! (</text:span></text:span><text:span text:style-name="CharStyle6"><text:span text:style-name="T7">I</text:span></text:span><text:span text:style-name="CharStyle6"><text:span text:style-name="T23">de otvoriť.)</text:span></text:span></text:p>
        <text:p text:style-name="P11"><text:span text:style-name="CharStyle4"><text:span text:style-name="T23">Gašpar</text:span></text:span><text:span text:style-name="CharStyle4"><text:span text:style-name="T7">ko</text:span></text:span><text:span text:style-name="CharStyle4"><text:span text:style-name="T23">. Len sa tešte. Keď vám raz Filúz jednu zahudie, celé peklo rozkrúti.</text:span></text:span></text:p>
        <text:p text:style-name="P5"><text:span text:style-name="CharStyle4"><text:span text:style-name="T7"/></text:span></text:p>
        <text:p text:style-name="P8"><text:span text:style-name="CharStyle4"><text:span text:style-name="T7"/></text:span></text:p>
        <text:p text:style-name="P8"><text:span text:style-name="CharStyle4"><text:span text:style-name="T7">Výjav</text:span></text:span><text:span text:style-name="CharStyle4"><text:span text:style-name="T23"> 5.</text:span></text:span></text:p>
        <text:p text:style-name="P5"><text:span text:style-name="CharStyle6"><text:span text:style-name="T23">Gašpar, 1., 2. čert, Filúz.</text:span></text:span></text:p>
        <text:p text:style-name="P11"><text:span text:style-name="CharStyle4"><text:span text:style-name="T7"/></text:span></text:p>
        <text:p text:style-name="P34"><text:span text:style-name="CharStyle4"><text:span text:style-name="T7">Filúz</text:span></text:span><text:span text:style-name="CharStyle4"><text:span text:style-name="T23"> </text:span></text:span><text:span text:style-name="CharStyle6"><text:span text:style-name="T7">(p</text:span></text:span><text:span text:style-name="CharStyle6"><text:span text:style-name="T23">richodí s </text:span></text:span><text:span text:style-name="CharStyle6"><text:span text:style-name="T28">č</text:span></text:span><text:span text:style-name="CharStyle6"><text:span text:style-name="T23">erto</text:span></text:span><text:span text:style-name="CharStyle6"><text:span text:style-name="T7">m</text:span></text:span><text:span text:style-name="CharStyle6"><text:span text:style-name="T23">). Predsa som ťa na­šiel, Gašparko! Videl som. keď ťa tento galgan schytil, tak som sa pustil za jeho pachom, nuž a tu </text:span></text:span><text:span text:style-name="CharStyle4"><text:span text:style-name="T23">ma máš! (Objímanie.) No, že s</text:span></text:span><text:span text:style-name="CharStyle4"><text:span text:style-name="T11">m</text:span></text:span><text:span text:style-name="CharStyle4"><text:span text:style-name="T23">e už tu po toľkom putovaní! Ale kde sú moje gajdy?</text:span></text:span></text:p>
        <text:p text:style-name="P11"><text:span text:style-name="CharStyle4"><text:span text:style-name="T23">Gašpar</text:span></text:span><text:span text:style-name="CharStyle4"><text:span text:style-name="T7">ko</text:span></text:span><text:span text:style-name="CharStyle4"><text:span text:style-name="T23">. Tu.</text:span></text:span></text:p>
        <text:p text:style-name="P11"><text:span text:style-name="CharStyle4"><text:span text:style-name="T23">Fi</text:span></text:span><text:span text:style-name="CharStyle4"><text:span text:style-name="T7">lú</text:span></text:span><text:span text:style-name="CharStyle4"><text:span text:style-name="T23">z (</text:span></text:span><text:span text:style-name="CharStyle6"><text:span text:style-name="T7">s</text:span></text:span><text:span text:style-name="CharStyle6"><text:span text:style-name="T23">chytí gajdy). Oj, gajdence moje, poďte, bude tanec! (Chce hrať, no gajdy sú nemé.) Kto ich pokazil?</text:span></text:span></text:p>
        <text:p text:style-name="P30"><text:soft-page-break/><text:span text:style-name="CharStyle4"><text:span text:style-name="T23">1. čert. Tu tento tvoj kompan, iný na nich ne­hral. (Gašparkovi.) Tak hajde! (Schytí hu a vy­solí.) Chytajte ho, klamal... Ten je náš!</text:span></text:span></text:p>
        <text:p text:style-name="P11"><text:span text:style-name="CharStyle4"><text:span text:style-name="T7">Filúz</text:span></text:span><text:span text:style-name="CharStyle4"><text:span text:style-name="T23">. Počkajte, vy čerti huncútski! Veď vy budete ešte tancovať aj slovenský odzemok! (Mr­mle, hladkajúc gajdy: „Gajdujte</text:span></text:span><text:span text:style-name="CharStyle6"><text:span text:style-name="T7">,</text:span></text:span><text:span text:style-name="CharStyle6"><text:span text:style-name="T23"> gajdičky, zo sivej kozičky, </text:span></text:span><text:span text:style-name="CharStyle6"><text:span text:style-name="T28">č</text:span></text:span><text:span text:style-name="CharStyle6"><text:span text:style-name="T23">o sa utopila, keď vodičku pila!</text:span></text:span><text:span text:style-name="CharStyle6"><text:span text:style-name="T7">“</text:span></text:span><text:span text:style-name="CharStyle6"><text:span text:style-name="T23">)</text:span></text:span></text:p>
        <text:p text:style-name="P27"><text:span text:style-name="CharStyle4"><text:span text:style-name="T23">2. </text:span></text:span><text:span text:style-name="CharStyle4"><text:span text:style-name="T7">če</text:span></text:span><text:span text:style-name="CharStyle4"><text:span text:style-name="T23">rt (sa rehce). Pôjdeš aj ty skoro za ním!</text:span></text:span></text:p>
        <text:p text:style-name="P11"><text:span text:style-name="CharStyle4"><text:span text:style-name="T7">Filúz</text:span></text:span><text:span text:style-name="CharStyle4"><text:span text:style-name="T23">. No, ešte uvidíme! (Začne hrať. Čerti sa najprv mykajú, potom roztancujú. Filúz ale hrá, až sa čerti od únavy motajú.)</text:span></text:span></text:p>
        <text:p text:style-name="P31"><text:span text:style-name="CharStyle4"><text:span text:style-name="T23">1. čert (v tanci). Prestaň. Prestaň!</text:span></text:span></text:p>
        <text:p text:style-name="P32"><text:span text:style-name="CharStyle4"><text:span text:style-name="T23">2. čert. Á, prestaň!</text:span></text:span></text:p>
        <text:p text:style-name="P32"><text:span text:style-name="CharStyle4"><text:span text:style-name="T23">1. </text:span></text:span><text:span text:style-name="CharStyle4"><text:span text:style-name="T7">čert</text:span></text:span><text:span text:style-name="CharStyle4"><text:span text:style-name="T23">. Buď taký dobrý, prestaň!</text:span></text:span></text:p>
        <text:p text:style-name="P33"><text:span text:style-name="CharStyle4"><text:span text:style-name="T23">2. čert. Buď taký dobrulinký, prestaň!</text:span></text:span></text:p>
        <text:p text:style-name="P11"><text:span text:style-name="CharStyle4"><text:span text:style-name="T7">Filúz</text:span></text:span><text:span text:style-name="CharStyle4"><text:span text:style-name="T23"> (prestane hrať, čerti sa motajú.) Sem Gašpara!</text:span></text:span></text:p>
        <text:p text:style-name="P11"><text:span text:style-name="CharStyle4"><text:span text:style-name="T23">1. i 2. </text:span></text:span><text:span text:style-name="CharStyle4"><text:span text:style-name="T7">čert</text:span></text:span><text:span text:style-name="CharStyle4"><text:span text:style-name="T23">. Nedáme!</text:span></text:span></text:p>
        <text:p text:style-name="P11"><text:span text:style-name="CharStyle4"><text:span text:style-name="T23">F</text:span></text:span><text:span text:style-name="CharStyle4"><text:span text:style-name="T7">ilúz</text:span></text:span><text:span text:style-name="CharStyle4"><text:span text:style-name="T23">. Uvidíme! (Hrá. Čerti sa dajú zase do tanca.)</text:span></text:span></text:p>
        <text:p text:style-name="P11"><text:span text:style-name="CharStyle4"><text:span text:style-name="T7">Čerti</text:span></text:span><text:span text:style-name="CharStyle4"><text:span text:style-name="T23">. Prestaň, prestaň, dáme Gašparka!</text:span></text:span></text:p>
        <text:p text:style-name="P11"><text:span text:style-name="CharStyle4"><text:span text:style-name="T23">Fil</text:span></text:span><text:span text:style-name="CharStyle4"><text:span text:style-name="T7">úz</text:span></text:span><text:span text:style-name="CharStyle4"><text:span text:style-name="T23"> (prestane). Tak sem s ním! (Čerti sa okúňajú, Filúz sa strojí hrať).</text:span></text:span></text:p>
        <text:p text:style-name="P11"><text:span text:style-name="CharStyle4"><text:span text:style-name="T7">Čert</text:span></text:span><text:span text:style-name="CharStyle4"><text:span text:style-name="T11">i</text:span></text:span><text:span text:style-name="CharStyle4"><text:span text:style-name="T23">. Jaj, len to nie! (2. kričí do úzadia.) Sem dajte Gašparka! (Filúz chvíľu čaká</text:span></text:span><text:span text:style-name="CharStyle6"><text:span text:style-name="T7">,</text:span></text:span><text:span text:style-name="CharStyle6"><text:span text:style-name="T23"> Gašparko ne­chodí, začne teda hrať znova a </text:span></text:span><text:span text:style-name="CharStyle6"><text:span text:style-name="T28">č</text:span></text:span><text:span text:style-name="CharStyle6"><text:span text:style-name="T23">ert</text:span></text:span><text:span text:style-name="CharStyle6"><text:span text:style-name="T28">i</text:span></text:span><text:span text:style-name="CharStyle6"><text:span text:style-name="T23"> tancujú.)</text:span></text:span></text:p>
        <text:p text:style-name="P11"><text:span text:style-name="CharStyle4"><text:span text:style-name="T23">1. </text:span></text:span><text:span text:style-name="CharStyle4"><text:span text:style-name="T7">čer</text:span></text:span><text:span text:style-name="CharStyle4"><text:span text:style-name="T23">t. Dajte sem toho Gašpara, lebo vás vše­tkých hodím do kotla. </text:span></text:span><text:span text:style-name="CharStyle6"><text:span text:style-name="T7">(</text:span></text:span><text:span text:style-name="CharStyle6"><text:span text:style-name="T23">Zj</text:span></text:span><text:span text:style-name="CharStyle6"><text:span text:style-name="T7">a</text:span></text:span><text:span text:style-name="CharStyle6"><text:span text:style-name="T23">ví s</text:span></text:span><text:span text:style-name="CharStyle6"><text:span text:style-name="T7">a</text:span></text:span><text:span text:style-name="CharStyle6"><text:span text:style-name="T23"> Gašparko a </text:span></text:span><text:span text:style-name="CharStyle6"><text:span text:style-name="T7">Filúz </text:span></text:span><text:span text:style-name="CharStyle6"><text:span text:style-name="T23">pr</text:span></text:span><text:span text:style-name="CharStyle6"><text:span text:style-name="T7">e</text:span></text:span><text:span text:style-name="CharStyle6"><text:span text:style-name="T23">s</text:span></text:span><text:span text:style-name="CharStyle6"><text:span text:style-name="T7">t</text:span></text:span><text:span text:style-name="CharStyle6"><text:span text:style-name="T23">ane</text:span></text:span><text:span text:style-name="CharStyle6"><text:span text:style-name="T7">.</text:span></text:span><text:span text:style-name="CharStyle6"><text:span text:style-name="T23"> </text:span></text:span><text:span text:style-name="CharStyle6"><text:span text:style-name="T7">Súča</text:span></text:span><text:span text:style-name="CharStyle6"><text:span text:style-name="T23">s</text:span></text:span><text:span text:style-name="CharStyle6"><text:span text:style-name="T7">ne</text:span></text:span><text:span text:style-name="CharStyle6"><text:span text:style-name="T23"> </text:span></text:span><text:span text:style-name="CharStyle6"><text:span text:style-name="T7">príde</text:span></text:span><text:span text:style-name="CharStyle6"><text:span text:style-name="T23"> i </text:span></text:span><text:span text:style-name="CharStyle6"><text:span text:style-name="T7">Mefisto.)</text:span></text:span></text:p>
        <text:p text:style-name="P5"><text:span text:style-name="CharStyle4"><text:span text:style-name="T7"/></text:span></text:p>
        <text:p text:style-name="P8"><text:span text:style-name="CharStyle4"><text:span text:style-name="T7">Výjav</text:span></text:span><text:span text:style-name="CharStyle4"><text:span text:style-name="T23"> 6.</text:span></text:span></text:p>
        <text:p text:style-name="P5"><text:soft-page-break/><text:span text:style-name="CharStyle6"><text:span text:style-name="T23"/></text:span></text:p>
        <text:p text:style-name="P8"><text:span text:style-name="CharStyle6"><text:span text:style-name="T23">Čerti</text:span></text:span><text:span text:style-name="CharStyle6"><text:span text:style-name="T7">,</text:span></text:span><text:span text:style-name="CharStyle6"><text:span text:style-name="T23"> </text:span></text:span><text:span text:style-name="CharStyle6"><text:span text:style-name="T7">Fi</text:span></text:span><text:span text:style-name="CharStyle6"><text:span text:style-name="T23">l</text:span></text:span><text:span text:style-name="CharStyle6"><text:span text:style-name="T7">úz,</text:span></text:span><text:span text:style-name="CharStyle6"><text:span text:style-name="T23"> Gašparko, </text:span></text:span><text:span text:style-name="CharStyle6"><text:span text:style-name="T7">Mefisto.</text:span></text:span></text:p>
        <text:p text:style-name="P11"><text:span text:style-name="CharStyle4"><text:span text:style-name="T23"/></text:span></text:p>
        <text:p text:style-name="P34"><text:span text:style-name="CharStyle4"><text:span text:style-name="T23">Mefisto </text:span></text:span><text:span text:style-name="CharStyle4"><text:span text:style-name="T28">(</text:span></text:span><text:span text:style-name="CharStyle4"><text:span text:style-name="T7">na</text:span></text:span><text:span text:style-name="CharStyle6"><text:span text:style-name="T23">z</text:span></text:span><text:span text:style-name="CharStyle6"><text:span text:style-name="T7">lo</text:span></text:span><text:span text:style-name="CharStyle6"><text:span text:style-name="T23">st</text:span></text:span><text:span text:style-name="CharStyle6"><text:span text:style-name="T7">en</text:span></text:span><text:span text:style-name="CharStyle6"><text:span text:style-name="T23">ý</text:span></text:span><text:span text:style-name="CharStyle6"><text:span text:style-name="T7">).</text:span></text:span><text:span text:style-name="CharStyle4"><text:span text:style-name="T23"> Odkedy sú v pekle také neporiadky?! Čo je to za hurhaj?! (K čertom.) Dám vás na ražeň nastoknúť! A títo tu čo hľadajú?</text:span></text:span></text:p>
        <text:p text:style-name="P11"><text:span text:style-name="CharStyle4"><text:span text:style-name="T23">1. čert. Veľké knieža pekiel, to je dlhá história. Ja som uchytil nepočúvnu princeznú, tento môj ka­marát dvoch zlodejov s akýmisi gajdami — to je to, čo drží tamten, a na čom práve hral — a títo dvaja šli s tými gajdami princeznú vyslobodiť... a... a... keď sa na tom hrá, úbohý čert musí do únavy tancova</text:span></text:span><text:span text:style-name="CharStyle4"><text:span text:style-name="T7">ť</text:span></text:span><text:span text:style-name="CharStyle4"><text:span text:style-name="T23">... a... ja som vtedy povedal, že princezná bude d</text:span></text:span><text:span text:style-name="CharStyle4"><text:span text:style-name="T7">ot</text:span></text:span><text:span text:style-name="CharStyle4"><text:span text:style-name="T23">iaľ v pekle... pokým by sa všetci čerti neroztancovali. </text:span></text:span><text:span text:style-name="CharStyle4"><text:span text:style-name="T29">L</text:span></text:span><text:span text:style-name="CharStyle4"><text:span text:style-name="T23">enže tie sprepadené gajdy... a my sme museli... ale len pre pána-jána, ty netancu</text:span></text:span><text:span text:style-name="CharStyle4"><text:span text:style-name="T7">j</text:span></text:span><text:span text:style-name="CharStyle4"><text:span text:style-name="T23">... lebo... no... vieš...</text:span></text:span></text:p>
        <text:p text:style-name="P11"><text:span text:style-name="CharStyle4"><text:span text:style-name="T7">Mefisto</text:span></text:span><text:span text:style-name="CharStyle4"><text:span text:style-name="T23">. Čo to pletieš dve na tri? Iste si zadrichnal, keď rozum nalieval</text:span></text:span><text:span text:style-name="CharStyle4"><text:span text:style-name="T7">i</text:span></text:span><text:span text:style-name="CharStyle4"><text:span text:style-name="T23">... Ja a tancovať!... A to ešte pri muzike z takéhoto vreca! Nbrlbrlbrlbrlbrl!</text:span></text:span></text:p>
        <text:p text:style-name="P61"><text:span text:style-name="CharStyle4"><text:span text:style-name="T12">Filúz. No tak, stavme sa!</text:span></text:span></text:p>
        <text:p text:style-name="P34"><text:span text:style-name="CharStyle4"><text:span text:style-name="T7">Mefisto</text:span></text:span><text:span text:style-name="CharStyle4"><text:span text:style-name="T23">. Ty, ale si smelý! Nedbal by som veru, dostať tvoju dušu, nuž dohodnime sa stávkou. </text:span></text:span><text:span text:style-name="CharStyle4"><text:span text:style-name="T29">O</text:span></text:span><text:span text:style-name="CharStyle4"><text:span text:style-name="T23"> čo sa chceš staviť?</text:span></text:span></text:p>
        <text:p text:style-name="P11"><text:span text:style-name="CharStyle4"><text:span text:style-name="T7">Filúz</text:span></text:span><text:span text:style-name="CharStyle4"><text:span text:style-name="T23">. Ak ťa roztancujem, vrátiš princeznú z pekla a nás pustíš všetkých troch. Platí?</text:span></text:span></text:p>
        <text:p text:style-name="P11"><text:span text:style-name="CharStyle4"><text:span text:style-name="T7">Mefisto</text:span></text:span><text:span text:style-name="CharStyle4"><text:span text:style-name="T23">. Počuj, rozmysli si to! Žiadaš veľa, ale ja pristávam. Ale ak ma neroztancuje</text:span></text:span><text:span text:style-name="CharStyle4"><text:span text:style-name="T29">š</text:span></text:span><text:span text:style-name="CharStyle4"><text:span text:style-name="T23">, potom duše vás obidvoch budú patriť nám. Chachacha</text:span></text:span><text:span text:style-name="CharStyle4"><text:span text:style-name="T7">c</text:span></text:span><text:span text:style-name="CharStyle4"><text:span text:style-name="T23">hacha! Vieš, čo vás tu čaká?</text:span></text:span></text:p>
        <text:p text:style-name="P11"><text:span text:style-name="CharStyle4"><text:span text:style-name="T7">Filúz</text:span></text:span><text:span text:style-name="CharStyle4"><text:span text:style-name="T23">. Pristávam. Stávka stojí.</text:span></text:span></text:p>
        <text:p text:style-name="P11"><text:soft-page-break/><text:span text:style-name="CharStyle4"><text:span text:style-name="T7">Mefisto</text:span></text:span><text:span text:style-name="CharStyle4"><text:span text:style-name="T23">. Teda stávka stojí. Hraj! (Filúz hrá najprv ticho. Mefisto sa chvíľu bráni, myká iba plecami, potom odlepuje nohy od zeme, až sa roz­tancuje a obaja čerti s ním. Gašpar ich v popredí karikuje, podkladá im nohy, tí padajú, vstávajú, tancujú, revú at</text:span></text:span><text:span text:style-name="CharStyle6"><text:span text:style-name="T7">ď</text:span></text:span><text:span text:style-name="CharStyle6"><text:span text:style-name="T23">.)</text:span></text:span></text:p>
        <text:p text:style-name="P11"><text:span text:style-name="CharStyle4"><text:span text:style-name="T7">Mefisto</text:span></text:span><text:span text:style-name="CharStyle4"><text:span text:style-name="T23"> (zadychčaný). Prestaň!</text:span></text:span></text:p>
        <text:p text:style-name="P11"><text:span text:style-name="CharStyle4"><text:span text:style-name="T7">Gašpar</text:span></text:span><text:span text:style-name="CharStyle4"><text:span text:style-name="T23">. Kde je princezná?</text:span></text:span></text:p>
        <text:p text:style-name="P11"><text:span text:style-name="CharStyle4"><text:span text:style-name="T7">Mefisto</text:span></text:span><text:span text:style-name="CharStyle4"><text:span text:style-name="T23">. Nedám. (T</text:span></text:span><text:span text:style-name="CharStyle6"><text:span text:style-name="T7">a</text:span></text:span><text:span text:style-name="CharStyle6"><text:span text:style-name="T23">nec pokračuje.)</text:span></text:span></text:p>
        <text:p text:style-name="P11"><text:span text:style-name="CharStyle4"><text:span text:style-name="T7">Gašpar</text:span></text:span><text:span text:style-name="CharStyle4"><text:span text:style-name="T23">. Sem s kľúčom, idem po princeznú!</text:span></text:span></text:p>
        <text:p text:style-name="P11"><text:span text:style-name="CharStyle4"><text:span text:style-name="T7">Mefisto</text:span></text:span><text:span text:style-name="CharStyle4"><text:span text:style-name="T23">. Nedám... Dám... Nie... Uf</text:span></text:span><text:span text:style-name="CharStyle4"><text:span text:style-name="T7">f!</text:span></text:span><text:span text:style-name="CharStyle4"><text:span text:style-name="T23">... Tu máš, papľuh! (Dá mu ohromný kľúč.)</text:span></text:span></text:p>
        <text:p text:style-name="P11"><text:span text:style-name="CharStyle4"><text:span text:style-name="T7">Gašpar</text:span></text:span><text:span text:style-name="CharStyle4"><text:span text:style-name="T23"> (Filúzovi do ucha). A ty len hraj, Fi­lúz, až kým neprídeme! (Tanec nechcený a čo najgroteskne</text:span></text:span><text:span text:style-name="CharStyle6"><text:span text:style-name="T7">j</text:span></text:span><text:span text:style-name="CharStyle6"><text:span text:style-name="T23">ší.</text:span></text:span><text:span text:style-name="CharStyle6"><text:span text:style-name="T7">)</text:span></text:span></text:p>
        <text:p text:style-name="P11"><text:span text:style-name="CharStyle11"><text:span text:style-name="T23"/></text:span></text:p>
        <text:p text:style-name="P5"><text:span text:style-name="CharStyle4"><text:span text:style-name="T7">Výjav</text:span></text:span><text:span text:style-name="CharStyle4"><text:span text:style-name="T23"> 7.</text:span></text:span></text:p>
        <text:p text:style-name="P5"><text:span text:style-name="CharStyle6"><text:span text:style-name="T23">Predošl</text:span></text:span><text:span text:style-name="CharStyle6"><text:span text:style-name="T7">í</text:span></text:span><text:span text:style-name="CharStyle6"><text:span text:style-name="T23">, princezná.</text:span></text:span></text:p>
        <text:p text:style-name="P11"><text:span text:style-name="CharStyle4"><text:span text:style-name="T7"/></text:span></text:p>
        <text:p text:style-name="P34"><text:span text:style-name="CharStyle4"><text:span text:style-name="T7">Gašpar</text:span></text:span><text:span text:style-name="CharStyle4"><text:span text:style-name="T23"> </text:span></text:span><text:span text:style-name="CharStyle6"><text:span text:style-name="T7">(p</text:span></text:span><text:span text:style-name="CharStyle6"><text:span text:style-name="T23">rivádza princeznú, ktorá ide po­korne a ticho)</text:span></text:span><text:span text:style-name="CharStyle6"><text:span text:style-name="T7">.</text:span></text:span><text:span text:style-name="CharStyle4"><text:span text:style-name="T23"> Tak tu </text:span></text:span><text:span text:style-name="CharStyle4"><text:span text:style-name="T12">s</text:span></text:span><text:span text:style-name="CharStyle4"><text:span text:style-name="T23">me. (Mefistovi.) Kde je kľúč od pekelnej brány?</text:span></text:span></text:p>
        <text:p text:style-name="P11"><text:span text:style-name="CharStyle4"><text:span text:style-name="T7">M</text:span></text:span><text:span text:style-name="CharStyle4"><text:span text:style-name="T23">efi</text:span></text:span><text:span text:style-name="CharStyle4"><text:span text:style-name="T7">s</text:span></text:span><text:span text:style-name="CharStyle4"><text:span text:style-name="T23">to. Pod prahom, v popole.</text:span></text:span></text:p>
        <text:p text:style-name="P11"><text:span text:style-name="CharStyle4"><text:span text:style-name="T23">Gašparko. Musím sa najprv presvedčiť, Fi­lúz, len hraj! (Vráti sa.) Brána otvorená. Poďme! (Odchádzajú všetci traja</text:span></text:span><text:span text:style-name="CharStyle6"><text:span text:style-name="T7">,</text:span></text:span><text:span text:style-name="CharStyle6"><text:span text:style-name="T23"> Filúz stále hrá</text:span></text:span><text:span text:style-name="CharStyle6"><text:span text:style-name="T7">,</text:span></text:span><text:span text:style-name="CharStyle6"><text:span text:style-name="T23"> čerti sa mecú na zemi.)</text:span></text:span></text:p>
        <text:p text:style-name="P5"><text:span text:style-name="CharStyle4"><text:span text:style-name="T23">(Opona.)</text:span></text:span></text:p>
        <text:p text:style-name="P5"><text:span text:style-name="CharStyle4"><text:span text:style-name="T23"/></text:span></text:p>
        <text:p text:style-name="P8"><text:span text:style-name="CharStyle4"><text:span text:style-name="T23"/></text:span></text:p>
        <text:p text:style-name="P8"><text:soft-page-break/><text:span text:style-name="CharStyle4"><text:span text:style-name="T23">OBRAZ V.</text:span></text:span></text:p>
        <text:p text:style-name="P5"><text:span text:style-name="CharStyle4"><text:span text:style-name="T23"/></text:span></text:p>
        <text:p text:style-name="P8"><text:span text:style-name="CharStyle4"><text:span text:style-name="T23">Trónna sieň.</text:span></text:span></text:p>
        <text:p text:style-name="P5"><text:span text:style-name="CharStyle4"><text:span text:style-name="T7"/></text:span></text:p>
        <text:p text:style-name="P8"><text:span text:style-name="CharStyle4"><text:span text:style-name="T7">Výjav</text:span></text:span><text:span text:style-name="CharStyle4"><text:span text:style-name="T23"> 1.</text:span></text:span></text:p>
        <text:p text:style-name="P5"><text:span text:style-name="CharStyle6"><text:span text:style-name="T23"/></text:span></text:p>
        <text:p text:style-name="P8"><text:span text:style-name="CharStyle6"><text:span text:style-name="T23">Kráľ, dáma, dvoranín at</text:span></text:span><text:span text:style-name="CharStyle6"><text:span text:style-name="T7">ď</text:span></text:span><text:span text:style-name="CharStyle6"><text:span text:style-name="T23">.</text:span></text:span></text:p>
        <text:p text:style-name="P35"><text:span text:style-name="CharStyle4"><text:span text:style-name="T23"/></text:span></text:p>
        <text:p text:style-name="P62"><text:span text:style-name="CharStyle4"><text:span text:style-name="T23">Kráľ. Tak hľa, vyčkávame už sedem mesiacov, sedem týždňov, sedem dní a sedem hodín a nevra­cia sa ani F</text:span></text:span><text:span text:style-name="CharStyle4"><text:span text:style-name="T7">i</text:span></text:span><text:span text:style-name="CharStyle4"><text:span text:style-name="T23">lúz, ani Gašpar, ani princezná! Ach, ja osirelý otec!</text:span></text:span></text:p>
        <text:p text:style-name="P11"><text:span text:style-name="CharStyle4"><text:span text:style-name="T7">Dáma</text:span></text:span><text:span text:style-name="CharStyle4"><text:span text:style-name="T23">. Ó, vaše veličenstvo! (Kľakne si.) Od­pusťte mi, prosím, moju kliatbu! Odvtedy sa mi slzy prúdom z očú valia a čakám na trest, ak sa princezná nevráti. Nikdy už, nikdy v živote ne­budem deti čertovi ponúkať. Veď princezná, chúďa, nebola ani taká zlá, ako rozmaznaná. Ide sa mi srdce puknúť od ľútosti!...</text:span></text:span></text:p>
        <text:p text:style-name="P11"><text:span text:style-name="CharStyle4"><text:span text:style-name="T7">Kráľ</text:span></text:span><text:span text:style-name="CharStyle4"><text:span text:style-name="T23">. Vstaňte, milá pani a neplačte! Prine­skoro som vám sveril výchovu svojej dcéry. Chcel som byť dobrým otcom, keď mať stratila a tak som jej príliš voľkal. A dnes už viem, že som i ja na vine. Deti, ktoré si samy nevedia vážiť rodičovskú starostlivosť, treba vychovávať prísnejšie. Hoci som</text:span></text:span><text:span text:style-name="CharStyle11"><text:span text:style-name="T31"> </text:span></text:span><text:span text:style-name="CharStyle4"><text:span text:style-name="T23">možno prišiel o jediné dieťa, odpúšťam vám. </text:span></text:span><text:span text:style-name="CharStyle4"><text:span text:style-name="T7">C</text:span></text:span><text:span text:style-name="CharStyle4"><text:span text:style-name="T23">hoďte v pokoji. Rozkážem strhnúť čierne súkno s kráľovského zámku a dožijem svoje dni v smútku a pokore.</text:span></text:span></text:p>
        <text:p text:style-name="P5"><text:span text:style-name="CharStyle4"><text:span text:style-name="T7"/></text:span></text:p>
        <text:p text:style-name="P8"><text:span text:style-name="CharStyle4"><text:span text:style-name="T7">Výjav</text:span></text:span><text:span text:style-name="CharStyle4"><text:span text:style-name="T23"> 2.</text:span></text:span></text:p>
        <text:p text:style-name="P5"><text:span text:style-name="CharStyle6"><text:span text:style-name="T23"/></text:span></text:p>
        <text:p text:style-name="P8"><text:soft-page-break/><text:span text:style-name="CharStyle6"><text:span text:style-name="T23">Predošlí</text:span></text:span><text:span text:style-name="CharStyle6"><text:span text:style-name="T7">,</text:span></text:span><text:span text:style-name="CharStyle6"><text:span text:style-name="T23"> Gašpar, neskôr Filúz s princeznou.</text:span></text:span></text:p>
        <text:p text:style-name="P11"><text:span text:style-name="CharStyle4"><text:span text:style-name="T7"/></text:span></text:p>
        <text:p text:style-name="P34"><text:span text:style-name="CharStyle4"><text:span text:style-name="T7">Gašpar</text:span></text:span><text:span text:style-name="CharStyle4"><text:span text:style-name="T23"> (dovalí sa ako veľká voda). Tu sme, kráľovské vaše veličenstvo! Princezná oslobodená! Ide za mnou s Filúzom. Ale ja som sa nemohol zdržať, a chytro som ich predbehol. Ojojój, a čo všetko sme zažili! To bude rečí!... Keď nám na­príklad zlodeji gajdy ukradli, a keď ich vzal čert... a keď som ja motýľa chyta</text:span></text:span><text:span text:style-name="CharStyle4"><text:span text:style-name="T7">l</text:span></text:span><text:span text:style-name="CharStyle4"><text:span text:style-name="T23">... a keď čert tanco­val...</text:span></text:span></text:p>
        <text:p text:style-name="P11"><text:span text:style-name="CharStyle4"><text:span text:style-name="T23">K</text:span></text:span><text:span text:style-name="CharStyle4"><text:span text:style-name="T7">ráľ</text:span></text:span><text:span text:style-name="CharStyle4"><text:span text:style-name="T23"> (radostne). Gašpar! Nič z toho, čo táraš, nerozumiem, ale ďakujem Pánu Bohu, že si tu zdravý a celý, a nadovšetko, že ide moje dieťa. Ale kde je, kde tak dlho?</text:span></text:span></text:p>
        <text:p text:style-name="P11"><text:span text:style-name="CharStyle4"><text:span text:style-name="T23">Gašpar. Už ide prosím, zaraz tu bude!... Ale keby ste ráčili vedieť, ako aj mňa čert vzal a ako si ma chceli v pekle nechať, ako...</text:span></text:span></text:p>
        <text:p text:style-name="P11"><text:span text:style-name="CharStyle4"><text:span text:style-name="T7">Kráľ</text:span></text:span><text:span text:style-name="CharStyle4"><text:span text:style-name="T23">. Hej, hej, Gašpar, to všetko nám po­rozprávaš potom. (Vchádza Filúz s princeznou.) Ach, moje dieťa radostné!... (Objíma ju a hlad­ká.) Aký som rád, — aký som strašne rád!... Moje jahniatko, konečne si doma!...</text:span></text:span></text:p>
        <text:p text:style-name="P11"><text:span text:style-name="CharStyle4"><text:span text:style-name="T23">Princezná (plače). Otecko môj kráľovský, odpusť, že som bola taká tvrdohlavá, zabudni na všetko, čím som sa kedy proti tebe prehrešila. Ja som sa už celkom premenila, ani poznať ma nebu­deš!</text:span></text:span></text:p>
        <text:p text:style-name="P11"><text:span text:style-name="CharStyle4"><text:span text:style-name="T7">Kráľ</text:span></text:span><text:span text:style-name="CharStyle4"><text:span text:style-name="T23">. Teším sa z toho a všetko ti zo srdca odpúšťam, cipulka moja.</text:span></text:span></text:p>
        <text:p text:style-name="P11"><text:span text:style-name="CharStyle4"><text:span text:style-name="T23">Princezná (k dáme). Odpusťte mi aj vy, pani vychovávateľka, všetko, čím som vám ublížila, a najmä to, že som vám jazyk vyp</text:span></text:span><text:span text:style-name="CharStyle4"><text:span text:style-name="T7">l</text:span></text:span><text:span text:style-name="CharStyle4"><text:span text:style-name="T23">azovala. Už to nikdy neurobím a budem poriadne jesť a všetko, čo mi rozkážete, urobím, aby zo mňa bola raz rozšafná a dobrá kráľovná.</text:span></text:span></text:p>
        <text:p text:style-name="P11"><text:soft-page-break/><text:span text:style-name="CharStyle4"><text:span text:style-name="T7">Dáma</text:span></text:span><text:span text:style-name="CharStyle4"><text:span text:style-name="T23"> (utiera si oči a bozká princeznú na čelo). Ja som ti už všetko dávno odpustila, len mi tiež odpusť, že som sa tak prenáhlila a tebe spôsobila také muky.</text:span></text:span></text:p>
        <text:p text:style-name="P11"><text:span text:style-name="CharStyle4"><text:span text:style-name="T23">Princez</text:span></text:span><text:span text:style-name="CharStyle4"><text:span text:style-name="T7">ná</text:span></text:span><text:span text:style-name="CharStyle4"><text:span text:style-name="T23">. Tak mi bolo treba.</text:span></text:span></text:p>
        <text:p text:style-name="P11"><text:span text:style-name="CharStyle4"><text:span text:style-name="T7">Gašpar</text:span></text:span><text:span text:style-name="CharStyle4"><text:span text:style-name="T23">. Chvalabohu, toto by už bolo v po­riadku. Všetko je odprosené, všetko odpustené, ostáva už len Filúz.</text:span></text:span></text:p>
        <text:p text:style-name="P11"><text:span text:style-name="CharStyle4"><text:span text:style-name="T7">Kráľ</text:span></text:span><text:span text:style-name="CharStyle4"><text:span text:style-name="T23">. Á, pravda, Filúz! Môj kráľovský sľub! Splním teda rád svoje slovo. Poď, šuhaj, na moje srdce! Vezmem ťa na prístupky k svojej dcére.</text:span></text:span></text:p>
        <text:p text:style-name="P11"><text:span text:style-name="CharStyle4"><text:span text:style-name="T23">Filúz (okúňavo). Ja... ja... ja len ak... princezná!</text:span></text:span></text:p>
        <text:p text:style-name="P11"><text:span text:style-name="CharStyle4"><text:span text:style-name="T23">Gašpar</text:span></text:span><text:span text:style-name="CharStyle4"><text:span text:style-name="T7">ko</text:span></text:span><text:span text:style-name="CharStyle4"><text:span text:style-name="T23">. Oj</text:span></text:span><text:span text:style-name="CharStyle4"><text:span text:style-name="T12">ó</text:span></text:span><text:span text:style-name="CharStyle4"><text:span text:style-name="T23">j, — to ja už dávno viem. Ce­lou cestou som jej musel len o tebe rozprávať... A tak sa pritom červenela, — tak klopila oči ...</text:span></text:span></text:p>
        <text:p text:style-name="P11"><text:span text:style-name="CharStyle4"><text:span text:style-name="T23">Princez</text:span></text:span><text:span text:style-name="CharStyle4"><text:span text:style-name="T7">ná</text:span></text:span><text:span text:style-name="CharStyle4"><text:span text:style-name="T23">. Ale, Gašpar... (dá si prst do </text:span></text:span><text:span text:style-name="CharStyle6"><text:span text:style-name="T7">ú</text:span></text:span><text:span text:style-name="CharStyle6"><text:span text:style-name="T23">st).</text:span></text:span></text:p>
        <text:p text:style-name="P11"><text:span text:style-name="CharStyle4"><text:span text:style-name="T7">Kráľ</text:span></text:span><text:span text:style-name="CharStyle4"><text:span text:style-name="T23">. Ej, no, vidím, že vec je už hotová! Ja, detičky, pôjdem už na zaslúžený odpočinok, nech vás Pán Boh požehná! Hej, hurá! Nech žije nový kráľ Filúz </text:span></text:span><text:span text:style-name="CharStyle4"><text:span text:style-name="T7">I</text:span></text:span><text:span text:style-name="CharStyle4"><text:span text:style-name="T23">.!</text:span></text:span></text:p>
        <text:p text:style-name="P11"><text:span text:style-name="CharStyle4"><text:span text:style-name="T7">Všetci</text:span></text:span><text:span text:style-name="CharStyle4"><text:span text:style-name="T23">. Nech žije! Živio! Sláva!</text:span></text:span></text:p>
        <text:p text:style-name="P11"><text:span text:style-name="CharStyle4"><text:span text:style-name="T7">Gašpar</text:span></text:span><text:span text:style-name="CharStyle4"><text:span text:style-name="T23"> (sa stále držal </text:span></text:span><text:span text:style-name="CharStyle6"><text:span text:style-name="T7">v</text:span></text:span><text:span text:style-name="CharStyle6"><text:span text:style-name="T23"> blízkosti dvornej dámy a spolu hovorili). Vaše Veličenstvo, pán kráľ Filúz I.! My dvaja sme verne spolu putovali a aj keď nám gajdy ukradli pre môjho motýľa, jed­nako sa všetko dobre zavŕšilo... Ja by som vám chcel verne slúžiť ďale</text:span></text:span><text:span text:style-name="CharStyle4"><text:span text:style-name="T7">j</text:span></text:span><text:span text:style-name="CharStyle4"><text:span text:style-name="T23">... a tuto pani vychováva­teľka, ktorá už ani za svet čerta nespomenie, chcela by tiež ďalej slúžiť budúcej vašej pani krá­ľovnej... A my, nuž my... my by sme vám chceli teda slúžiť... ale my by sme vám teda spolu chceli slúži</text:span></text:span><text:span text:style-name="CharStyle4"><text:span text:style-name="T7">ť</text:span></text:span><text:span text:style-name="CharStyle4"><text:span text:style-name="T23">... No a my... my dvaja spolu... totiž spo­ločne m</text:span></text:span><text:span text:style-name="CharStyle4"><text:span text:style-name="T7">y</text:span></text:span><text:span text:style-name="CharStyle4"><text:span text:style-name="T23">... ruka v ruke a podobne, ako to už býva u počestných a poriadnych mladých ľudí, a ako sa to patrí na konci takejto rozprávky, aby šťastia bolo viac...</text:span></text:span></text:p>
        <text:p text:style-name="P11"><text:soft-page-break/><text:span text:style-name="CharStyle4"><text:span text:style-name="T7">Filúz</text:span></text:span><text:span text:style-name="CharStyle4"><text:span text:style-name="T23"> (za všeobecného smiechu a dobrej vôl</text:span></text:span><text:span text:style-name="CharStyle6"><text:span text:style-name="T7">e</text:span></text:span><text:span text:style-name="CharStyle6"><text:span text:style-name="T23">). Ale si ty motoch, Gašpar. Tak čo vlastne chceš?</text:span></text:span></text:p>
        <text:p text:style-name="P11"><text:span text:style-name="CharStyle4"><text:span text:style-name="T7">Gašpar</text:span></text:span><text:span text:style-name="CharStyle4"><text:span text:style-name="T23">. No, keď som bol malý, bol som Gaš­parko. A teraz som už veľký Gašpar... No a veľký Gašpar by rád... ako som už povedal...</text:span></text:span></text:p>
        <text:p text:style-name="P11"><text:span text:style-name="CharStyle4"><text:span text:style-name="T7">Dáma</text:span></text:span><text:span text:style-name="CharStyle4"><text:span text:style-name="T23">. Ale choď, veď nič si nepovedal, iba pletieš... Ja to poviem zreteľne a jasne: my, totiž my, verní vaši dvaja služobníci, mysleli sme, no... že by bolo dobre... keby ste nám dovolili, aby sme, ako to už býva...</text:span></text:span></text:p>
        <text:p text:style-name="P11"><text:span text:style-name="CharStyle4"><text:span text:style-name="T7">Filúz</text:span></text:span><text:span text:style-name="CharStyle4"><text:span text:style-name="T23">. Nože už von s tým! Aby ste sa mohli sobrať, nie!</text:span></text:span></text:p>
        <text:p text:style-name="P11"><text:span text:style-name="CharStyle4"><text:span text:style-name="T7">Ga</text:span></text:span><text:span text:style-name="CharStyle4"><text:span text:style-name="T23">špar a </text:span></text:span><text:span text:style-name="CharStyle4"><text:span text:style-name="T7">Dáma</text:span></text:span><text:span text:style-name="CharStyle4"><text:span text:style-name="T23"> (s uľahčením). To, to, to! Áno!</text:span></text:span></text:p>
        <text:p text:style-name="P11"><text:span text:style-name="CharStyle4"><text:span text:style-name="T7">Kráľ</text:span></text:span><text:span text:style-name="CharStyle4"><text:span text:style-name="T23"> (so smiechom). Nech vás teda Pán Boh tiež požehná!... A teraz sa rozveselíme! Čo si naj­väčšmi želáte, deti moje?</text:span></text:span></text:p>
        <text:p text:style-name="P11"><text:span text:style-name="CharStyle4"><text:span text:style-name="T23">Princez</text:span></text:span><text:span text:style-name="CharStyle4"><text:span text:style-name="T7">ná</text:span></text:span><text:span text:style-name="CharStyle4"><text:span text:style-name="T23">. Ja kávy, otecko, veľký hrniec kávy a buchty!</text:span></text:span></text:p>
        <text:p text:style-name="P65"><text:span text:style-name="CharStyle4"><text:span text:style-name="T7">Gašpar</text:span></text:span><text:span text:style-name="CharStyle4"><text:span text:style-name="T23">. A ja ešte väčší hrniec kávy. Ichuchú!</text:span></text:span></text:p>
        <text:p text:style-name="P63"><text:span text:style-name="CharStyle4"><text:span text:style-name="T23">(Donesú hr</text:span></text:span><text:span text:style-name="CharStyle6"><text:span text:style-name="T12">n</text:span></text:span><text:span text:style-name="CharStyle6"><text:span text:style-name="T23">čiská kávy a misu buchát.)</text:span></text:span></text:p>
        <text:p text:style-name="P5"><text:span text:style-name="CharStyle4"><text:span text:style-name="T23"/></text:span></text:p>
        <text:p text:style-name="P8"><text:span text:style-name="CharStyle4"><text:span text:style-name="T23">(Opona.)</text:span></text:span></text:p>
        <text:p text:style-name="P10"><text:span text:style-name="CharStyle25"><text:span text:style-name="T31"/></text:span></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crosoft Sans Serif" svg:font-family="'Microsoft Sans Serif'"/>
    <style:font-face style:name="Microsoft Sans Serif1" svg:font-family="'Microsoft Sans Serif'" style:font-family-generic="swiss"/>
    <style:font-face style:name="Arial" svg:font-family="Arial" style:font-family-generic="swiss"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 style:display-name="Základný text" style:family="paragraph" style:master-page-name="">
      <loext:graphic-properties draw:fill="none" draw:fill-color="#729fcf"/>
      <style:paragraph-properties fo:margin-left="0cm" fo:margin-right="0cm" fo:text-indent="0.388cm" style:auto-text-indent="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Iné" style:family="paragraph" style:master-page-name="">
      <loext:graphic-properties draw:fill="none" draw:fill-color="#729fcf"/>
      <style:paragraph-properties fo:margin-left="0cm" fo:margin-right="0cm" fo:text-indent="0.388cm" style:auto-text-indent="false" style:page-number="auto" fo:background-color="transparent"/>
    </style:style>
    <style:style style:name="Záhlavie_20__23_1" style:display-name="Záhlavie #1" style:family="paragraph" style:list-style-name="" style:master-page-name="">
      <loext:graphic-properties draw:fill="none" draw:fill-color="#729fcf"/>
      <style:paragraph-properties style:page-number="auto" fo:background-color="transparent"/>
    </style:style>
    <style:style style:name="Základný_20_text_20__28_2_29_" style:display-name="Základný text (2)" style:family="paragraph" style:master-page-name="">
      <loext:graphic-properties draw:fill="none" draw:fill-color="#729fcf"/>
      <style:paragraph-properties fo:margin-left="0.917cm" fo:margin-right="0cm" fo:text-indent="0.035cm"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5" style:family="text" style:parent-style-name="CharStyle4">
      <style:text-properties fo:color="#000000" fo:language="sk" fo:country="SK" style:language-asian="sk" style:country-asian="SK" style:language-complex="sk" style:country-complex="SK"/>
    </style:style>
    <style:style style:name="CharStyle6" style:family="text" style:parent-style-name="CharStyle4">
      <style:text-properties fo:color="#000000" fo:language="sk" fo:country="SK" style:language-asian="sk" style:country-asian="SK" style:language-complex="sk" style:country-complex="SK"/>
    </style:style>
    <style:style style:name="CharStyle8" style:family="text" style:parent-style-name="DefaultFontStyle"/>
    <style:style style:name="CharStyle9" style:family="text" style:parent-style-name="CharStyle8">
      <style:text-properties fo:color="#000000" fo:language="sk" fo:country="SK" style:language-asian="sk" style:country-asian="SK" style:language-complex="sk" style:country-complex="SK"/>
    </style:style>
    <style:style style:name="CharStyle11" style:family="text" style:parent-style-name="DefaultFontStyle"/>
    <style:style style:name="CharStyle12" style:family="text" style:parent-style-name="CharStyle8">
      <style:text-properties fo:color="#000000" fo:language="sk" fo:country="SK" style:language-asian="sk" style:country-asian="SK" style:language-complex="sk" style:country-complex="SK"/>
    </style:style>
    <style:style style:name="CharStyle13" style:family="text" style:parent-style-name="CharStyle11">
      <style:text-properties fo:color="#000000" fo:language="sk" fo:country="SK" style:language-asian="sk" style:country-asian="SK" style:language-complex="sk" style:country-complex="SK"/>
    </style:style>
    <style:style style:name="CharStyle15" style:family="text" style:parent-style-name="DefaultFontStyle"/>
    <style:style style:name="CharStyle16" style:family="text" style:parent-style-name="CharStyle15">
      <style:text-properties fo:color="#000000" fo:language="sk" fo:country="SK" style:language-asian="sk" style:country-asian="SK" style:language-complex="sk" style:country-complex="SK"/>
    </style:style>
    <style:style style:name="CharStyle17" style:family="text" style:parent-style-name="CharStyle15">
      <style:text-properties fo:color="#000000" fo:language="sk" fo:country="SK" style:language-asian="sk" style:country-asian="SK" style:language-complex="sk" style:country-complex="SK"/>
    </style:style>
    <style:style style:name="CharStyle18" style:family="text" style:parent-style-name="CharStyle15">
      <style:text-properties fo:color="#000000" fo:language="sk" fo:country="SK" style:language-asian="sk" style:country-asian="SK" style:language-complex="sk" style:country-complex="SK"/>
    </style:style>
    <style:style style:name="CharStyle19" style:family="text" style:parent-style-name="CharStyle15">
      <style:text-properties fo:color="#000000" fo:language="sk" fo:country="SK" style:language-asian="sk" style:country-asian="SK" style:language-complex="sk" style:country-complex="SK"/>
    </style:style>
    <style:style style:name="CharStyle20" style:family="text" style:parent-style-name="CharStyle15">
      <style:text-properties fo:color="#000000" fo:language="sk" fo:country="SK" style:language-asian="sk" style:country-asian="SK" style:language-complex="sk" style:country-complex="SK"/>
    </style:style>
    <style:style style:name="CharStyle21" style:family="text" style:parent-style-name="CharStyle15">
      <style:text-properties fo:color="#000000" fo:language="sk" fo:country="SK" style:language-asian="sk" style:country-asian="SK" style:language-complex="sk" style:country-complex="SK"/>
    </style:style>
    <style:style style:name="CharStyle23" style:family="text" style:parent-style-name="DefaultFontStyle"/>
    <style:style style:name="CharStyle25" style:family="text" style:parent-style-name="DefaultFontStyle"/>
    <style:style style:name="Numbering_20_Symbols" style:display-name="Numbering Symbols" style:family="text"/>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subject/>
    <meta:initial-creator/>
    <meta:keyword/>
    <dc:date>2023-10-20T09:27:05.444000000</dc:date>
    <meta:editing-duration>PT2H16M25S</meta:editing-duration>
    <meta:editing-cycles>8</meta:editing-cycles>
    <meta:generator>LibreOffice/6.3.1.2$Windows_x86 LibreOffice_project/b79626edf0065ac373bd1df5c28bd630b4424273</meta:generator>
    <meta:document-statistic meta:table-count="0" meta:image-count="0" meta:object-count="0" meta:page-count="29" meta:paragraph-count="311" meta:word-count="5900" meta:character-count="33656" meta:non-whitespace-character-count="28031"/>
  </office:meta>
</office:document-meta>
</file>